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Courier, mono"/>
    <style:font-face style:name="OpenSymbol" svg:font-family="OpenSymbol"/>
    <style:font-face style:name="StarSymbol" svg:font-family="StarSymbol"/>
    <style:font-face style:name="Tahoma1" svg:font-family="Tahoma"/>
    <style:font-face style:name="Verdana" svg:font-family="Verdana"/>
    <style:font-face style:name="Verdana4" svg:font-family="Verdana, Arial, Helvetica, 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style="italic"/>
    </style:style>
    <style:style style:name="P3" style:family="paragraph" style:parent-style-name="Text_20_body">
      <style:text-properties style:font-name="Verdana4" fo:font-size="10pt"/>
    </style:style>
    <style:style style:name="P4" style:family="paragraph" style:parent-style-name="Text_20_body">
      <style:text-properties fo:font-weight="bold" style:font-weight-asian="bold" style:font-weight-complex="bold"/>
    </style:style>
    <style:style style:name="P5" style:family="paragraph" style:parent-style-name="Preformatted_20_Text">
      <style:text-properties fo:color="#000055" fo:font-weight="bold" style:font-weight-asian="bold" style:font-weight-complex="bold"/>
    </style:style>
    <style:style style:name="P6" style:family="paragraph" style:parent-style-name="Preformatted_20_Text">
      <style:text-properties fo:color="#333300"/>
    </style:style>
    <style:style style:name="P7" style:family="paragraph" style:parent-style-name="Preformatted_20_Text">
      <style:text-properties fo:color="#00aa00"/>
    </style:style>
    <style:style style:name="P8" style:family="paragraph" style:parent-style-name="Preformatted_20_Text">
      <style:paragraph-properties fo:margin-top="0cm" fo:margin-bottom="0.499cm"/>
      <style:text-properties fo:color="#333300"/>
    </style:style>
    <style:style style:name="P9" style:family="paragraph" style:parent-style-name="aufgabe">
      <style:text-properties style:font-name="Verdana4" fo:font-size="10pt"/>
    </style:style>
    <style:style style:name="P10" style:family="paragraph" style:parent-style-name="aufgabe">
      <style:text-properties style:text-underline-style="none"/>
    </style:style>
    <style:style style:name="P11" style:family="paragraph" style:parent-style-name="code">
      <style:text-properties style:text-position="super 58%"/>
    </style:style>
    <style:style style:name="P12" style:family="paragraph" style:parent-style-name="code">
      <style:text-properties fo:color="#000000" style:font-name="Courier New2" fo:font-size="12pt" style:font-name-asian="Courier New2" style:font-size-asian="12pt" style:font-name-complex="Courier New2" style:font-size-complex="12pt"/>
    </style:style>
    <style:style style:name="P13" style:family="paragraph" style:parent-style-name="code">
      <style:text-properties fo:color="#00aa00"/>
    </style:style>
    <style:style style:name="P14" style:family="paragraph" style:parent-style-name="code">
      <style:text-properties fo:color="#555555"/>
    </style:style>
    <style:style style:name="P15" style:family="paragraph" style:parent-style-name="code">
      <style:text-properties fo:color="#660066"/>
    </style:style>
    <style:style style:name="P16" style:family="paragraph" style:parent-style-name="code">
      <style:text-properties style:text-underline-style="none"/>
    </style:style>
    <style:style style:name="P17" style:family="paragraph" style:parent-style-name="code">
      <style:text-properties fo:font-weight="bold" style:font-weight-asian="bold" style:font-weight-complex="bold"/>
    </style:style>
    <style:style style:name="P18" style:family="paragraph" style:parent-style-name="code">
      <style:text-properties fo:color="#800000"/>
    </style:style>
    <style:style style:name="P19" style:family="paragraph" style:parent-style-name="code">
      <style:text-properties fo:color="#0000ff"/>
    </style:style>
    <style:style style:name="P20" style:family="paragraph" style:parent-style-name="code">
      <style:text-properties fo:color="#0000ff" fo:font-weight="bold" style:font-weight-asian="bold" style:font-weight-complex="bold"/>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de">
      <style:text-properties fo:font-weight="bold" style:font-weight-asian="bold" style:font-weight-complex="bold"/>
    </style:style>
    <style:style style:name="P23" style:family="paragraph" style:parent-style-name="code">
      <style:text-properties fo:color="#0000ff" fo:font-weight="bold" style:font-weight-asian="bold" style:font-weight-complex="bold"/>
    </style:style>
    <style:style style:name="P24" style:family="paragraph" style:parent-style-name="code">
      <style:text-properties fo:color="#000000"/>
    </style:style>
    <style:style style:name="P25" style:family="paragraph" style:parent-style-name="code">
      <style:text-properties fo:color="#000000" fo:font-weight="normal" style:font-weight-asian="normal" style:font-weight-complex="normal"/>
    </style:style>
    <style:style style:name="P26" style:family="paragraph" style:parent-style-name="aufgabe" style:list-style-name="List_20_3"/>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Text_20_body" style:list-style-name="List_20_3"/>
    <style:style style:name="P29" style:family="paragraph" style:parent-style-name="Text_20_body" style:list-style-name="List_20_3">
      <style:text-properties fo:font-weight="bold" style:font-weight-asian="bold" style:font-weight-complex="bold"/>
    </style:style>
    <style:style style:name="P30" style:family="paragraph" style:parent-style-name="Text_20_body" style:list-style-name="List_20_3">
      <style:paragraph-properties fo:margin-top="0cm" fo:margin-bottom="0.499cm"/>
      <style:text-properties fo:font-weight="bold" style:font-weight-asian="bold" style:font-weight-complex="bold"/>
    </style:style>
    <style:style style:name="P31" style:family="paragraph" style:parent-style-name="Text_20_body" style:list-style-name="List_20_3">
      <style:paragraph-properties fo:margin-left="0cm" fo:margin-right="0cm" fo:text-indent="0cm" style:auto-text-indent="false"/>
    </style:style>
    <style:style style:name="P32" style:family="paragraph" style:parent-style-name="merke" style:list-style-name="List_20_3"/>
    <style:style style:name="P33" style:family="paragraph" style:parent-style-name="Standard" style:list-style-name="List_20_3"/>
    <style:style style:name="P34" style:family="paragraph" style:parent-style-name="Standard" style:list-style-name="List_20_3">
      <style:text-properties fo:font-weight="bold" style:font-weight-asian="bold" style:font-weight-complex="bold"/>
    </style:style>
    <style:style style:name="P35" style:family="paragraph" style:parent-style-name="Standard" style:list-style-name="L1"/>
    <style:style style:name="P36" style:family="paragraph" style:parent-style-name="Standard" style:list-style-name="L2"/>
    <style:style style:name="P3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color="#000080"/>
    </style:style>
    <style:style style:name="T4" style:family="text">
      <style:text-properties fo:color="#000077"/>
    </style:style>
    <style:style style:name="T5" style:family="text">
      <style:text-properties fo:color="#555555"/>
    </style:style>
    <style:style style:name="T6" style:family="text">
      <style:text-properties fo:color="#00aa00"/>
    </style:style>
    <style:style style:name="T7" style:family="text">
      <style:text-properties fo:color="#0000aa"/>
    </style:style>
    <style:style style:name="T8" style:family="text">
      <style:text-properties fo:color="#006699"/>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Courier New3"/>
    </style:style>
    <style:style style:name="T13" style:family="text">
      <style:text-properties style:font-name="Verdana4" fo:font-size="10pt"/>
    </style:style>
    <style:style style:name="T14" style:family="text">
      <style:text-properties style:font-name="Verdana4" fo:font-size="10pt" fo:font-weight="bold"/>
    </style:style>
    <style:style style:name="T15" style:family="text">
      <style:text-properties fo:color="#660066"/>
    </style:style>
    <style:style style:name="T16" style:family="text">
      <style:text-properties fo:color="#7f0055"/>
    </style:style>
    <style:style style:name="T17" style:family="text">
      <style:text-properties fo:color="#7f0055" fo:font-weight="bold" style:font-weight-asian="bold" style:font-weight-complex="bold"/>
    </style:style>
    <style:style style:name="T18" style:family="text">
      <style:text-properties fo:color="#7f0055" style:text-underline-style="none" fo:font-weight="bold" style:font-weight-asian="bold" style:font-weight-complex="bold"/>
    </style:style>
    <style:style style:name="T19" style:family="text">
      <style:text-properties fo:color="#000000"/>
    </style:style>
    <style:style style:name="T20" style:family="text">
      <style:text-properties fo:color="#000000" style:text-underline-style="none"/>
    </style:style>
    <style:style style:name="T21" style:family="text">
      <style:text-properties fo:color="#000000" fo:font-weight="bold" style:font-weight-asian="bold" style:font-weight-complex="bold"/>
    </style:style>
    <style:style style:name="T22" style:family="text">
      <style:text-properties fo:color="#000000" fo:font-weight="normal" style:font-weight-asian="normal" style:font-weight-complex="normal"/>
    </style:style>
    <style:style style:name="T23" style:family="text">
      <style:text-properties fo:color="#400040" fo:font-weight="bold" style:font-weight-asian="bold" style:font-weight-complex="bold"/>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3f5fbf"/>
    </style:style>
    <style:style style:name="T27" style:family="text">
      <style:text-properties fo:color="#2a00ff"/>
    </style:style>
    <style:style style:name="T28" style:family="text">
      <style:text-properties fo:color="#7f9fbf" fo:font-weight="bold" style:font-weight-asian="bold" style:font-weight-complex="bol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7"><text:a xlink:type="simple" xlink:href="#1.OOP2: Interfaces, Collection|outline" text:style-name="Internet_20_link" text:visited-style-name="Internet_20_link">1. </text:a>OOP2: Interfaces, Collection<text:tab/>1</text:p>
          <text:p text:style-name="P21"><text:a xlink:type="simple" xlink:href="#1.1.Ziele|outline" text:style-name="Internet_20_link" text:visited-style-name="Internet_20_link">1.1. </text:a>Ziele<text:tab/>1</text:p>
          <text:p text:style-name="P21"><text:a xlink:type="simple" xlink:href="#1.2.Interfaces|outline" text:style-name="Internet_20_link" text:visited-style-name="Internet_20_link">1.2. </text:a>Interfaces<text:tab/>2</text:p>
          <text:p text:style-name="P37"><text:a xlink:type="simple" xlink:href="#1.2.1.Grundlagen|outline" text:style-name="Internet_20_link" text:visited-style-name="Internet_20_link">1.2.1. </text:a>Grundlagen<text:tab/>2</text:p>
          <text:p text:style-name="P37"><text:a xlink:type="simple" xlink:href="#1.2.2.Ein Interface erstellen |outline" text:style-name="Internet_20_link" text:visited-style-name="Internet_20_link">1.2.2. </text:a>Ein Interface erstellen <text:tab/>2</text:p>
          <text:p text:style-name="P37"><text:a xlink:type="simple" xlink:href="#1.2.3.Implementierung eines Interfaces |outline" text:style-name="Internet_20_link" text:visited-style-name="Internet_20_link">1.2.3. </text:a>Implementierung eines Interfaces <text:tab/>2</text:p>
          <text:p text:style-name="P37"><text:a xlink:type="simple" xlink:href="#1.2.4.Verwenden eines Interfaces |outline" text:style-name="Internet_20_link" text:visited-style-name="Internet_20_link">1.2.4. </text:a>Verwenden eines Interfaces <text:tab/>5</text:p>
          <text:p text:style-name="P21"><text:a xlink:type="simple" xlink:href="#1.3.Interfaces Comparable u. Comparator: Objekte sortieren|outline" text:style-name="Internet_20_link" text:visited-style-name="Internet_20_link">1.3. </text:a>Interfaces Comparable u. Comparator: Objekte sortieren<text:tab/>6</text:p>
          <text:p text:style-name="P37"><text:a xlink:type="simple" xlink:href="#1.3.1.Arrays.sort(anIntArray): Int-Array sortieren|outline" text:style-name="Internet_20_link" text:visited-style-name="Internet_20_link">1.3.1. </text:a>Arrays.sort(anIntArray): Int-Array sortieren<text:tab/>6</text:p>
          <text:p text:style-name="P37"><text:a xlink:type="simple" xlink:href="#1.3.2.Collection.sort(anVector): Vector&lt;String&gt; sortieren|outline" text:style-name="Internet_20_link" text:visited-style-name="Internet_20_link">1.3.2. </text:a>Collection.sort(anVector): Vector&lt;String&gt; sortieren<text:tab/>7</text:p>
          <text:p text:style-name="P37"><text:a xlink:type="simple" xlink:href="#1.3.3.Eigene Objekte sortieren|outline" text:style-name="Internet_20_link" text:visited-style-name="Internet_20_link">1.3.3. </text:a>Eigene Objekte sortieren<text:tab/>8</text:p>
          <text:p text:style-name="P37"><text:a xlink:type="simple" xlink:href="#1.3.4.Aufgabe: SortCKonto.java|outline" text:style-name="Internet_20_link" text:visited-style-name="Internet_20_link">1.3.4. </text:a>Aufgabe: SortCKonto.java<text:tab/>9</text:p>
          <text:p text:style-name="P37"><text:a xlink:type="simple" xlink:href="#1.3.5.Das Interface Comparable|outline" text:style-name="Internet_20_link" text:visited-style-name="Internet_20_link">1.3.5. </text:a>Das Interface Comparable<text:tab/>10</text:p>
          <text:p text:style-name="P37"><text:a xlink:type="simple" xlink:href="#1.3.6.Aufgabe: SortCKonto.java CKonto[] mit compareTo(Object o)|outline" text:style-name="Internet_20_link" text:visited-style-name="Internet_20_link">1.3.6. </text:a>Aufgabe: SortCKonto.java CKonto[] mit compareTo(Object o)<text:tab/>11</text:p>
          <text:p text:style-name="P37"><text:a xlink:type="simple" xlink:href="#1.3.7.Aufgabe: SortCKonto.java Vector&lt;CKonto&gt; mit compareTo(Object o)|outline" text:style-name="Internet_20_link" text:visited-style-name="Internet_20_link">1.3.7. </text:a>Aufgabe: SortCKonto.java Vector&lt;CKonto&gt; mit compareTo(Object o)<text:tab/>11</text:p>
          <text:p text:style-name="P37"><text:a xlink:type="simple" xlink:href="#1.3.8.Das Interface Comparator mit der compare-Methode|outline" text:style-name="Internet_20_link" text:visited-style-name="Internet_20_link">1.3.8. </text:a>Das Interface Comparator mit der compare-Methode<text:tab/>12</text:p>
          <text:p text:style-name="P37"><text:a xlink:type="simple" xlink:href="#1.3.9.CKonten sortieren nach Besitzer bzw. nach Betrag|outline" text:style-name="Internet_20_link" text:visited-style-name="Internet_20_link">1.3.9. </text:a>CKonten sortieren nach Besitzer bzw. nach Betrag<text:tab/>12</text:p>
          <text:p text:style-name="P37"><text:a xlink:type="simple" xlink:href="#1.3.10.Aufgabe: SortCKonto |outline" text:style-name="Internet_20_link" text:visited-style-name="Internet_20_link">1.3.10. </text:a>Aufgabe: SortCKonto <text:tab/>14</text:p>
          <text:p text:style-name="P37"><text:a xlink:type="simple" xlink:href="#1.3.11.Aufgabe: SortCPerson |outline" text:style-name="Internet_20_link" text:visited-style-name="Internet_20_link">1.3.11. </text:a>Aufgabe: SortCPerson <text:tab/>14</text:p>
          <text:p text:style-name="P21"><text:a xlink:type="simple" xlink:href="#1.4.Collection|outline" text:style-name="Internet_20_link" text:visited-style-name="Internet_20_link">1.4. </text:a>Collection<text:tab/>14</text:p>
          <text:p text:style-name="P37"><text:a xlink:type="simple" xlink:href="#1.4.1.Die Klasse Vector|outline" text:style-name="Internet_20_link" text:visited-style-name="Internet_20_link">1.4.1. </text:a>Die Klasse Vector<text:tab/>15</text:p>
          <text:p text:style-name="P37"><text:a xlink:type="simple" xlink:href="#1.4.2.Die Klasse Stack|outline" text:style-name="Internet_20_link" text:visited-style-name="Internet_20_link">1.4.2. </text:a>Die Klasse Stack<text:tab/>15</text:p>
          <text:p text:style-name="P37"><text:a xlink:type="simple" xlink:href="#1.4.3.Die Klasse Hashtable|outline" text:style-name="Internet_20_link" text:visited-style-name="Internet_20_link">1.4.3. </text:a>Die Klasse Hashtable<text:tab/>16</text:p>
          <text:p text:style-name="P37"><text:a xlink:type="simple" xlink:href="#1.4.4.Java-Collection-Framework: List, Set, Map|outline" text:style-name="Internet_20_link" text:visited-style-name="Internet_20_link">1.4.4. </text:a>Java-Collection-Framework: List, Set, Map<text:tab/>17</text:p>
          <text:p text:style-name="P21"><text:a xlink:type="simple" xlink:href="#1.5.Sortierte Collection|outline" text:style-name="Internet_20_link" text:visited-style-name="Internet_20_link">1.5. </text:a>Sortierte Collection<text:tab/>19</text:p>
          <text:p text:style-name="P37"><text:a xlink:type="simple" xlink:href="#1.5.1.Comparable und Comparator |outline" text:style-name="Internet_20_link" text:visited-style-name="Internet_20_link">1.5.1. </text:a>Comparable und Comparator <text:tab/>19</text:p>
          <text:p text:style-name="P37"><text:a xlink:type="simple" xlink:href="#1.5.2.SortedSet und TreeSet |outline" text:style-name="Internet_20_link" text:visited-style-name="Internet_20_link">1.5.2. </text:a>SortedSet und TreeSet <text:tab/>20</text:p>
          <text:p text:style-name="P21">Aufgabe: CkontoCBankTreeSort<text:tab/>22</text:p>
          <text:p text:style-name="P21"><text:a xlink:type="simple" xlink:href="#1.6.WH: Spezielle Objekte: Strings, Arrays, Objekte kopieren|outline" text:style-name="Internet_20_link" text:visited-style-name="Internet_20_link">1.6. </text:a>WH: Spezielle Objekte: Strings, Arrays, Objekte kopieren<text:tab/>23</text:p>
          <text:p text:style-name="P37"><text:a xlink:type="simple" xlink:href="#1.6.1.String|outline" text:style-name="Internet_20_link" text:visited-style-name="Internet_20_link">1.6.1. </text:a>String<text:tab/>23</text:p>
          <text:p text:style-name="P37"><text:a xlink:type="simple" xlink:href="#1.6.2.Arrays|outline" text:style-name="Internet_20_link" text:visited-style-name="Internet_20_link">1.6.2. </text:a>Arrays<text:tab/>23</text:p>
          <text:p text:style-name="P37"><text:a xlink:type="simple" xlink:href="#1.6.3.Kopieren von Objekten|outline" text:style-name="Internet_20_link" text:visited-style-name="Internet_20_link">1.6.3. </text:a>Kopieren von Objekten<text:tab/>23</text:p>
          <text:p text:style-name="P21"><text:a xlink:type="simple" xlink:href="#1.7.Aufgaben |outline" text:style-name="Internet_20_link" text:visited-style-name="Internet_20_link">1.7. </text:a>Aufgaben <text:tab/>24</text:p>
          <text:p text:style-name="P21">Aufgabe: TicTacToe<text:tab/>24</text:p>
          <text:p text:style-name="P21"><text:a xlink:type="simple" xlink:href="#1.8.Fragen|outline" text:style-name="Internet_20_link" text:visited-style-name="Internet_20_link">1.8. </text:a>Fragen<text:tab/>25</text:p>
        </text:index-body>
      </text:table-of-content>
      <text:p text:style-name="Text_20_body"/>
      <text:list xml:id="list1881406521" text:style-name="Outline">
        <text:list-item>
          <text:h text:style-name="Heading_20_1" text:outline-level="1" text:restart-numbering="true" text:start-value="-1">OOP2: Interfaces, Collection</text:h>
          <text:list>
            <text:list-item>
              <text:h text:style-name="Heading_20_2" text:outline-level="2">Ziele</text:h>
            </text:list-item>
          </text:list>
        </text:list-item>
      </text:list>
      <text:list xml:id="list1728059544" text:style-name="List_20_3">
        <text:list-item>
          <text:p text:style-name="P28">Schnittstellen, Interfaces anwenden können</text:p>
          <text:list>
            <text:list-item>
              <text:p text:style-name="P28">Abstrakte Klassen und Generics/Templates verstehen und erklären können</text:p>
            </text:list-item>
            <text:list-item>
              <text:p text:style-name="P28">Probleme der Mehrfachvererbung verstehen</text:p>
            </text:list-item>
          </text:list>
        </text:list-item>
        <text:list-item>
          <text:p text:style-name="P28">Quelle: <text:a xlink:type="simple" xlink:href="http://www.javabuch.de/">www.javabuch.de</text:a></text:p>
          <text:p text:style-name="P28"/>
        </text:list-item>
      </text:list>
      <text:list xml:id="list1455545944" text:continue-list="list1881406521" text:style-name="Outline">
        <text:list-item>
          <text:list>
            <text:list-item>
              <text:h text:style-name="Heading_20_2" text:outline-level="2"><text:soft-page-break/>Interfaces</text:h>
            </text:list-item>
          </text:list>
        </text:list-item>
      </text:list>
      <text:p text:style-name="Text_20_body"/>
      <text:list xml:id="list554436515" text:continue-numbering="true" text:style-name="Outline">
        <text:list-item>
          <text:list>
            <text:list-item>
              <text:list>
                <text:list-item>
                  <text:h text:style-name="Heading_20_3" text:outline-level="3">Grundlagen</text:h>
                </text:list-item>
              </text:list>
            </text:list-item>
          </text:list>
        </text:list-item>
      </text:list>
      <text:p text:style-name="Standard"><text:bookmark text:name="sectlevel3id009001001"/>Interfaces werden verwendet, um <text:span text:style-name="T11">gemeinsame Eigenschaften</text:span> bzw. <text:span text:style-name="T11">gemeinsames </text:span><text:span text:style-name="T11">Verhalten</text:span> von Klassen auszudrücken.</text:p>
      <text:p text:style-name="Standard"/>
      <text:p text:style-name="Standard"/>
      <text:list xml:id="list1810425603" text:continue-numbering="true" text:style-name="Outline">
        <text:list-item>
          <text:list>
            <text:list-item>
              <text:list>
                <text:list-item>
                  <text:h text:style-name="Heading_20_3" text:outline-level="3">Ein Interface erstellen </text:h>
                </text:list-item>
              </text:list>
            </text:list-item>
          </text:list>
        </text:list-item>
      </text:list>
      <text:p text:style-name="merke">Ein Interface ist eine <text:span text:style-name="T11">besondere Form einer Klasse</text:span>, die ausschließlich so genannte</text:p>
      <text:list xml:id="list1454777609" text:continue-list="list1728059544" text:style-name="List_20_3">
        <text:list-item>
          <text:p text:style-name="P32"><text:s/><text:span text:style-name="T11">abstrakte</text:span> <text:span text:style-name="T11">Methoden</text:span> und Konstanten enthält. </text:p>
        </text:list-item>
      </text:list>
      <text:p text:style-name="merke"/>
      <text:list xml:id="list525932052" text:continue-numbering="true" text:style-name="List_20_3">
        <text:list-item>
          <text:p text:style-name="P32">Anstelle des Schlüsselwortes class wird ein Interface mit dem Bezeichner <text:bookmark text:name="ixa100545"/><text:span text:style-name="luecke">interface</text:span> deklariert. </text:p>
        </text:list-item>
      </text:list>
      <text:p text:style-name="merke"/>
      <text:p text:style-name="Text_20_body"/>
      <text:list xml:id="list1624769243" text:continue-numbering="true" text:style-name="List_20_3">
        <text:list-item>
          <text:p text:style-name="P28">Abstrakte Methoden<text:line-break/>sind Methoden, die keinen echten Code enthalten. Sie dienen nur dazu, <text:span text:style-name="T11">die Methoden zu beschreiben.</text:span> (Also nicht auszuprogrammieren, sondern den Namen, die Parameter und die Rückgabe festzulegen.)</text:p>
        </text:list-item>
      </text:list>
      <text:p text:style-name="Text_20_body"><text:s/></text:p>
      <text:p text:style-name="Text_20_body">Neben Methoden kann ein Interface auch Konstanten enthalten. </text:p>
      <text:p text:style-name="Text_20_body">Die Definition von Konstruktoren ist allerdings nicht erlaubt. </text:p>
      <text:p text:style-name="Text_20_body"/>
      <text:list xml:id="list1422074180" text:continue-numbering="true" text:style-name="List_20_3">
        <text:list-item>
          <text:p text:style-name="P29">Beispiel: interface Groesse</text:p>
        </text:list-item>
      </text:list>
      <text:p text:style-name="Text_20_body">Wir wollen uns ein einfaches Beispiel ansehen. Das folgende Listing definiert ein Interface <text:span text:style-name="Teletype"><text:span text:style-name="T4">Groesse</text:span></text:span>, das die drei Methoden <text:span text:style-name="Teletype"><text:span text:style-name="T4">laenge</text:span></text:span>, <text:span text:style-name="Teletype"><text:span text:style-name="T4">hoehe</text:span></text:span> und <text:span text:style-name="Teletype"><text:span text:style-name="T4">breite</text:span></text:span> enthält: </text:p>
      <text:p text:style-name="Text_20_body"><text:bookmark text:name="listingid009001"/></text:p>
      <text:p text:style-name="P13">/* Groesse.java */</text:p>
      <text:p text:style-name="code"/>
      <text:p text:style-name="code"><text:span text:style-name="T7">public</text:span> <text:span text:style-name="luecke"><text:span text:style-name="T7">interface</text:span></text:span> Groesse</text:p>
      <text:p text:style-name="code">{</text:p>
      <text:p text:style-name="code"><text:s text:c="2"/><text:span text:style-name="T7">public</text:span> <text:span text:style-name="T8">int</text:span> laenge();</text:p>
      <text:p text:style-name="code"><text:s text:c="2"/><text:span text:style-name="T7">public</text:span> <text:span text:style-name="T8">int</text:span> hoehe();</text:p>
      <text:p text:style-name="code"><text:s text:c="2"/><text:span text:style-name="T7">public</text:span> <text:span text:style-name="T8">int</text:span> breite();</text:p>
      <text:p text:style-name="code">}</text:p>
      <text:p text:style-name="P2">Definition eines Interfaces</text:p>
      <text:p text:style-name="Text_20_body">Diese Definition dient dazu, eine Schnittstelle für den Zugriff auf die <text:span text:style-name="T2">räumliche Ausdehnung</text:span> eines Objekts festzulegen. </text:p>
      <text:p text:style-name="Text_20_body"><text:bookmark text:name="sectlevel3id009001002"/></text:p>
      <text:list xml:id="list635214481" text:continue-list="list1810425603" text:style-name="Outline">
        <text:list-item>
          <text:list>
            <text:list-item>
              <text:list>
                <text:list-item>
                  <text:h text:style-name="Heading_20_3" text:outline-level="3">Implementierung eines Interfaces </text:h>
                </text:list-item>
              </text:list>
            </text:list-item>
          </text:list>
        </text:list-item>
      </text:list>
      <text:p text:style-name="Text_20_body">Durch das bloße Definieren eines Interfaces wird die gewünschte Funktionalität aber noch nicht zur Verfügung gestellt, sondern lediglich <text:span text:style-name="T2">beschrieben</text:span>. </text:p>
      <text:p text:style-name="Text_20_body"><text:soft-page-break/></text:p>
      <text:p text:style-name="Text_20_body">Soll diese Schnittstelle von einer Klasse tatsächlich realisiert werden, muss sie das Interface <text:span text:style-name="luecke"><text:span text:style-name="T1">implementieren</text:span></text:span> <text:bookmark text:name="ixa100546"/>. Dazu erweitert sie die class-Anweisung um eine <text:bookmark text:name="ixa100547"/><text:span text:style-name="luecke">implements</text:span>-Anweisung.</text:p>
      <text:p text:style-name="Text_20_body"/>
      <text:p text:style-name="Text_20_body">Eine beispielhafte Implementierung des Interfaces <text:span text:style-name="Teletype"><text:span text:style-name="T4">Groesse</text:span></text:span> könnte etwa von der schon bekannten <text:span text:style-name="Teletype"><text:span text:style-name="T4">Auto</text:span></text:span>-Klasse vorgenommen werden: </text:p>
      <text:p text:style-name="Text_20_body"/>
      <text:p text:style-name="P4"><text:bookmark text:name="listingauto2"/>Auto.java</text:p>
      <text:p text:style-name="P11"/>
      <text:p text:style-name="code"><text:span text:style-name="T7">public</text:span> <text:span text:style-name="T7">class</text:span> Auto <text:span text:style-name="luecke"><text:span text:style-name="T7">implements</text:span></text:span> Groesse{</text:p>
      <text:p text:style-name="code"><text:s text:c="2"/><text:span text:style-name="T7">private</text:span> String name;</text:p>
      <text:p text:style-name="code"><text:s text:c="2"/><text:span text:style-name="T7">private</text:span> <text:span text:style-name="T8">int</text:span> <text:s text:c="3"/>erstzulassung;</text:p>
      <text:p text:style-name="code"><text:s text:c="2"/><text:span text:style-name="T7">private</text:span> <text:span text:style-name="T8">int</text:span> <text:s text:c="3"/>leistung;</text:p>
      <text:p text:style-name="code"><text:s text:c="2"/><text:span text:style-name="T7">private</text:span> <text:span text:style-name="T8">int</text:span> <text:s text:c="3"/>laenge;</text:p>
      <text:p text:style-name="code"><text:s text:c="2"/><text:span text:style-name="T7">private</text:span> <text:span text:style-name="T8">int</text:span> <text:s text:c="3"/>hoehe;</text:p>
      <text:p text:style-name="code"><text:s text:c="2"/><text:span text:style-name="T7">private</text:span> <text:span text:style-name="T8">int</text:span> <text:s text:c="3"/>breite;</text:p>
      <text:p text:style-name="code"/>
      <text:p text:style-name="code"><text:s text:c="2"/>//........</text:p>
      <text:p text:style-name="code"/>
      <text:p text:style-name="code"><text:s text:c="2"/>// Hier wird das Interface Groesse implementiert</text:p>
      <text:p text:style-name="code"><text:s text:c="2"/><text:span text:style-name="T7">public</text:span> <text:span text:style-name="T8">int</text:span> laenge(){</text:p>
      <text:p text:style-name="code"><text:s text:c="4"/><text:span text:style-name="T7">return</text:span> <text:span text:style-name="T8">this</text:span>.laenge;</text:p>
      <text:p text:style-name="code"><text:s text:c="2"/>}</text:p>
      <text:p text:style-name="code"/>
      <text:p text:style-name="code"><text:s text:c="2"/><text:span text:style-name="T7">public</text:span> <text:span text:style-name="T8">int</text:span> hoehe(){</text:p>
      <text:p text:style-name="code"><text:s text:c="4"/><text:span text:style-name="T7">return</text:span> <text:span text:style-name="T8">this</text:span>.hoehe;</text:p>
      <text:p text:style-name="code"><text:s text:c="2"/>}</text:p>
      <text:p text:style-name="code"/>
      <text:p text:style-name="code"><text:s text:c="2"/><text:span text:style-name="T7">public</text:span> <text:span text:style-name="T8">int</text:span> breite(){</text:p>
      <text:p text:style-name="code"><text:s text:c="4"/><text:span text:style-name="T7">return</text:span> <text:span text:style-name="T8">this</text:span>.breite;</text:p>
      <text:p text:style-name="code"><text:s text:c="2"/>}</text:p>
      <text:p text:style-name="code"/>
      <text:p text:style-name="code"><text:s text:c="2"/>//........</text:p>
      <text:p text:style-name="code"/>
      <text:p text:style-name="code">}</text:p>
      <text:p text:style-name="Text_20_body"/>
      <text:p text:style-name="Text_20_body">Ebenso wie die Klasse <text:span text:style-name="Teletype"><text:span text:style-name="T4">Auto</text:span></text:span> könnte auch jede andere Klasse das Interface implementieren und so Informationen über seine räumliche Ausdehnung geben: </text:p>
      <text:p text:style-name="Text_20_body"/>
      <text:p text:style-name="P1"><text:bookmark text:name="listingid009003"/>FussballPlatz.java</text:p>
      <text:p text:style-name="code"><text:span text:style-name="T7">public</text:span> <text:span text:style-name="T7">class</text:span> FussballPlatz<text:span text:style-name="T5"> </text:span><text:span text:style-name="luecke"><text:span text:style-name="T7">implements</text:span></text:span> Groesse</text:p>
      <text:p text:style-name="code">{</text:p>
      <text:p text:style-name="code"><text:s text:c="2"/>// …..........</text:p>
      <text:p text:style-name="P14"/>
      <text:p text:style-name="code"><text:s text:c="2"/><text:span text:style-name="T7">public</text:span> <text:span text:style-name="T8">int</text:span> laenge()</text:p>
      <text:p text:style-name="code"><text:s text:c="2"/>{</text:p>
      <text:p text:style-name="code"><text:s text:c="4"/><text:span text:style-name="T7">return</text:span> 105000;</text:p>
      <text:p text:style-name="code"><text:s text:c="2"/>}</text:p>
      <text:p text:style-name="code"/>
      <text:p text:style-name="code"><text:s text:c="2"/><text:span text:style-name="T7">public</text:span> <text:span text:style-name="T8">int</text:span> hoehe()</text:p>
      <text:p text:style-name="code"><text:s text:c="2"/>{</text:p>
      <text:p text:style-name="code"><text:s text:c="4"/><text:span text:style-name="T7">return</text:span> 0;</text:p>
      <text:p text:style-name="code"><text:s text:c="2"/>}</text:p>
      <text:p text:style-name="code"><text:soft-page-break/></text:p>
      <text:p text:style-name="code"><text:s text:c="2"/><text:span text:style-name="T7">public</text:span> <text:span text:style-name="T8">int</text:span> breite()</text:p>
      <text:p text:style-name="code"><text:s text:c="2"/>{</text:p>
      <text:p text:style-name="code"><text:s text:c="4"/><text:span text:style-name="T7">return</text:span> 70000;</text:p>
      <text:p text:style-name="code"><text:s text:c="2"/>}</text:p>
      <text:p text:style-name="code">}</text:p>
      <text:p text:style-name="Text_20_body"/>
      <text:p text:style-name="Text_20_body"/>
      <text:p text:style-name="Text_20_body"><text:bookmark text:name="listingid009004"/>Hier ein weiteres Beispiel:</text:p>
      <text:p text:style-name="P4">PapierBlatt.java</text:p>
      <text:p text:style-name="code"><text:span text:style-name="T7">public</text:span> <text:span text:style-name="T7">class</text:span> PapierBlatt<text:span text:style-name="T5"> </text:span><text:span text:style-name="luecke"><text:span text:style-name="T7">implements</text:span></text:span> Groesse</text:p>
      <text:p text:style-name="code">{</text:p>
      <text:p text:style-name="code"><text:s text:c="2"/><text:span text:style-name="T7">private</text:span> <text:span text:style-name="T8">int</text:span> format; <text:span text:style-name="T6">//0=DIN A0, 1=DIN A1 usw.</text:span></text:p>
      <text:p text:style-name="code"/>
      <text:p text:style-name="code"><text:s text:c="2"/>// …..........</text:p>
      <text:p text:style-name="code"/>
      <text:p text:style-name="code"><text:s text:c="2"/><text:span text:style-name="T7">public</text:span> <text:span text:style-name="T8">int</text:span> laenge()</text:p>
      <text:p text:style-name="code"><text:s text:c="2"/>{</text:p>
      <text:p text:style-name="code"><text:s text:c="4"/><text:span text:style-name="T8">int</text:span> ret = 0;</text:p>
      <text:p text:style-name="code"><text:s text:c="4"/><text:span text:style-name="T7">if</text:span> (format == 0) {</text:p>
      <text:p text:style-name="code"><text:s text:c="6"/>ret = 1189;</text:p>
      <text:p text:style-name="code"><text:s text:c="4"/>} <text:span text:style-name="T7">else</text:span> <text:span text:style-name="T7">if</text:span> (format == 1) {</text:p>
      <text:p text:style-name="code"><text:s text:c="6"/>ret = 841;</text:p>
      <text:p text:style-name="code"><text:s text:c="4"/>} <text:span text:style-name="T7">else</text:span> <text:span text:style-name="T7">if</text:span> (format == 2) {</text:p>
      <text:p text:style-name="code"><text:s text:c="6"/>ret = 594;</text:p>
      <text:p text:style-name="code"><text:s text:c="4"/>} <text:span text:style-name="T7">else</text:span> <text:span text:style-name="T7">if</text:span> (format == 3) {</text:p>
      <text:p text:style-name="code"><text:s text:c="6"/>ret = 420;</text:p>
      <text:p text:style-name="code"><text:s text:c="4"/>} <text:span text:style-name="T7">else</text:span> <text:span text:style-name="T7">if</text:span> (format == 4) {</text:p>
      <text:p text:style-name="code"><text:s text:c="6"/>ret = 297;</text:p>
      <text:p text:style-name="code"><text:s text:c="4"/>}</text:p>
      <text:p text:style-name="code"><text:s text:c="4"/><text:span text:style-name="T6">//usw...</text:span></text:p>
      <text:p text:style-name="code"><text:s text:c="4"/><text:span text:style-name="T7">return</text:span> ret;</text:p>
      <text:p text:style-name="code"><text:s text:c="2"/>}</text:p>
      <text:p text:style-name="code"/>
      <text:p text:style-name="code"><text:s text:c="2"/><text:span text:style-name="T7">public</text:span> <text:span text:style-name="T8">int</text:span> hoehe()</text:p>
      <text:p text:style-name="code"><text:s text:c="2"/>{</text:p>
      <text:p text:style-name="code"><text:s text:c="4"/><text:span text:style-name="T7">return</text:span> 0;</text:p>
      <text:p text:style-name="code"><text:s text:c="2"/>}</text:p>
      <text:p text:style-name="code"/>
      <text:p text:style-name="code"><text:s text:c="2"/><text:span text:style-name="T7">public</text:span> <text:span text:style-name="T8">int</text:span> breite()</text:p>
      <text:p text:style-name="code"><text:s text:c="2"/>{</text:p>
      <text:p text:style-name="code"><text:s text:c="4"/><text:span text:style-name="T8">int</text:span> ret = 0;</text:p>
      <text:p text:style-name="code"><text:s text:c="4"/><text:span text:style-name="T7">if</text:span> (format == 0) {</text:p>
      <text:p text:style-name="code"><text:s text:c="6"/>ret = 841;</text:p>
      <text:p text:style-name="code"><text:s text:c="4"/>} <text:span text:style-name="T7">else</text:span> <text:span text:style-name="T7">if</text:span> (format == 1) {</text:p>
      <text:p text:style-name="code"><text:s text:c="6"/>ret = 594;</text:p>
      <text:p text:style-name="code"><text:s text:c="4"/>} <text:span text:style-name="T7">else</text:span> <text:span text:style-name="T7">if</text:span> (format == 2) {</text:p>
      <text:p text:style-name="code"><text:s text:c="6"/>ret = 420;</text:p>
      <text:p text:style-name="code"><text:s text:c="4"/>} <text:span text:style-name="T7">else</text:span> <text:span text:style-name="T7">if</text:span> (format == 3) {</text:p>
      <text:p text:style-name="code"><text:s text:c="6"/>ret = 297;</text:p>
      <text:p text:style-name="code"><text:s text:c="4"/>} <text:span text:style-name="T7">else</text:span> <text:span text:style-name="T7">if</text:span> (format == 4) {</text:p>
      <text:p text:style-name="code"><text:s text:c="6"/>ret = 210;</text:p>
      <text:p text:style-name="code"><text:s text:c="4"/>}</text:p>
      <text:p text:style-name="code"><text:s text:c="4"/><text:span text:style-name="T6">//usw...</text:span></text:p>
      <text:p text:style-name="code"><text:s text:c="4"/><text:span text:style-name="T7">return</text:span> ret;</text:p>
      <text:p text:style-name="code"><text:s text:c="2"/>}</text:p>
      <text:p text:style-name="code">}</text:p>
      <text:p text:style-name="P2"><text:soft-page-break/></text:p>
      <text:p text:style-name="P2"/>
      <text:list xml:id="list88551614" text:continue-numbering="true" text:style-name="Outline">
        <text:list-item>
          <text:list>
            <text:list-item>
              <text:list>
                <text:list-item>
                  <text:h text:style-name="Heading_20_3" text:outline-level="3">Verwenden eines Interfaces </text:h>
                </text:list-item>
              </text:list>
            </text:list-item>
          </text:list>
        </text:list-item>
      </text:list>
      <text:p text:style-name="merke">Nützlich ist ein Interface immer dann, wenn <text:span text:style-name="T2">Eigenschaften</text:span> einer Klasse beschrieben werden sollen, die nicht direkt in seiner normalen Vererbungshierarchie abgebildet werden können. </text:p>
      <text:p text:style-name="merke"/>
      <text:p text:style-name="Text_20_body"/>
      <text:p text:style-name="Text_20_body">Hätten wir beispielsweise <text:span text:style-name="Teletype"><text:span text:style-name="T4">Groesse</text:span></text:span> als abstrakte Klasse definiert, ergäbe sich eine sehr <text:span text:style-name="T11">unnatürliche Ableitungshierarchie</text:span>, wenn Autos, Fußballplätze und Papierblätter daraus abgeleitet wären. </text:p>
      <text:p text:style-name="Text_20_body">Durch Implementieren des <text:span text:style-name="Teletype"><text:span text:style-name="T4">Groesse</text:span></text:span>-Interfaces können sie die Verfügbarkeit der drei Methoden <text:span text:style-name="Teletype"><text:span text:style-name="T4">laenge</text:span></text:span>, <text:span text:style-name="Teletype"><text:span text:style-name="T4">hoehe</text:span></text:span> und <text:span text:style-name="Teletype"><text:span text:style-name="T4">breite</text:span></text:span> dagegen <text:span text:style-name="T2">unabhängig</text:span> von ihrer eigenen Vererbungslinie garantieren. </text:p>
      <text:p text:style-name="Text_20_body"/>
      <text:p text:style-name="Text_20_body"/>
      <text:list xml:id="list1408271458" text:continue-list="list1422074180" text:style-name="List_20_3">
        <text:list-item>
          <text:p text:style-name="P29">Beispiel: Methode grundflaeche()</text:p>
        </text:list-item>
      </text:list>
      <text:p text:style-name="Text_20_body">Wir wollen uns ein einfaches Beispiel für die Anwendung des Interfaces ansehen. Dazu soll eine Methode <text:span text:style-name="Teletype"><text:span text:style-name="T4">grundflaeche()</text:span></text:span> entwickelt werden, die zu jedem Objekt, das das Interface <text:span text:style-name="Teletype"><text:span text:style-name="T4">Groesse</text:span></text:span> implementiert, dessen Grundfläche (Länge mal Breite) berechnet: <text:bookmark text:name="grundflaeche"/></text:p>
      <text:p text:style-name="P7"/>
      <text:p text:style-name="P5">InterfacesTest.java</text:p>
      <text:p text:style-name="code"><text:span text:style-name="T7">public</text:span> <text:span text:style-name="T7">class</text:span> InterfacesTest</text:p>
      <text:p text:style-name="code">{</text:p>
      <text:p text:style-name="code"/>
      <text:p text:style-name="code"><text:s text:c="2"/><text:span text:style-name="T7">public</text:span> <text:span text:style-name="T7">static</text:span> <text:span text:style-name="T8">long</text:span> <text:span text:style-name="T11">grundflaeche</text:span>(<text:span text:style-name="luecke">Groesse</text:span> g)</text:p>
      <text:p text:style-name="code"><text:s text:c="2"/>{</text:p>
      <text:p text:style-name="code"><text:s text:c="4"/><text:span text:style-name="T7">return</text:span> (<text:span text:style-name="T8">long</text:span>)g.laenge() * g.breite();</text:p>
      <text:p text:style-name="code"><text:s text:c="2"/>}</text:p>
      <text:p text:style-name="code"/>
      <text:p text:style-name="P14"/>
      <text:p text:style-name="code"><text:s text:c="2"/><text:span text:style-name="T7">public</text:span> <text:span text:style-name="T7">static</text:span> <text:span text:style-name="T8">void</text:span> main(String[] args)</text:p>
      <text:p text:style-name="code"><text:s text:c="2"/>{</text:p>
      <text:p text:style-name="code"><text:s text:c="4"/><text:span text:style-name="T6">//Zuerst erzeugen wir ein Auto2...</text:span></text:p>
      <text:p text:style-name="code"><text:s text:c="4"/>Auto auto = <text:span text:style-name="T7">new</text:span> Auto();</text:p>
      <text:p text:style-name="code"><text:s text:c="4"/>auto.laenge(4235);</text:p>
      <text:p text:style-name="code"><text:s text:c="4"/>auto.hoehe(1650);</text:p>
      <text:p text:style-name="code"><text:s text:c="4"/>auto.breite(1820);</text:p>
      <text:p text:style-name="code"/>
      <text:p text:style-name="code"><text:s text:c="4"/><text:span text:style-name="T6">//Nun ein DIN A4-Blatt...</text:span></text:p>
      <text:p text:style-name="code"><text:s text:c="4"/>PapierBlatt blatt = <text:span text:style-name="T7">new</text:span> PapierBlatt();</text:p>
      <text:p text:style-name="code"><text:s text:c="4"/>blatt.format(4);</text:p>
      <text:p text:style-name="code"/>
      <text:p text:style-name="code"><text:s text:c="4"/><text:span text:style-name="T6">//Und zum Schluß einen Fußballplatz...</text:span></text:p>
      <text:p text:style-name="code"><text:s text:c="4"/>FussballPlatz platz = <text:span text:style-name="T7">new</text:span> FussballPlatz();</text:p>
      <text:p text:style-name="code"/>
      <text:p text:style-name="code"><text:s text:c="4"/><text:span text:style-name="T6">//Nun werden sie ausgegeben</text:span></text:p>
      <text:p text:style-name="P13"/>
      <text:p text:style-name="code"><text:s text:c="4"/>System.out.println(<text:span text:style-name="T9">"Auto: <text:s/>"</text:span> + <text:span text:style-name="T11">grundflaeche</text:span>(<text:span text:style-name="luecke">auto</text:span>));</text:p>
      <text:p text:style-name="code"><text:s text:c="4"/>System.out.println(<text:span text:style-name="T9">"Blatt: "</text:span> + grundflaeche(<text:span text:style-name="luecke">blatt</text:span>));</text:p>
      <text:p text:style-name="code"><text:s text:c="4"/>System.out.println(<text:span text:style-name="T9">"Platz: "</text:span> + grundflaeche(<text:span text:style-name="luecke">platz</text:span>));</text:p>
      <text:p text:style-name="code"><text:s text:c="2"/>}</text:p>
      <text:p text:style-name="code">}</text:p>
      <text:p text:style-name="P2"><text:soft-page-break/>Verwendung eines Interfaces</text:p>
      <text:p text:style-name="Text_20_body"/>
      <text:p text:style-name="Text_20_body">Das Programm erzeugt zunächst einige Objekte, die das <text:span text:style-name="luecke"><text:span text:style-name="T4">Groesse</text:span></text:span>-Interface implementieren.</text:p>
      <text:p text:style-name="Text_20_body">Anschließend werden sie an die Methode <text:span text:style-name="Teletype"><text:span text:style-name="T4">grundflaeche</text:span></text:span> übergeben, deren Argument <text:span text:style-name="Teletype"><text:span text:style-name="T4">g</text:span></text:span> vom Typ <text:span text:style-name="luecke"><text:span text:style-name="T4">Groesse</text:span></text:span> ist. Durch diese Typisierung kann der Compiler sicherstellen, dass nur Objekte "des Typs" <text:span text:style-name="Teletype"><text:span text:style-name="T4">Groesse</text:span></text:span> an <text:span text:style-name="Teletype"><text:span text:style-name="T4">grundflaeche</text:span></text:span> übergeben werden. Das ist genau dann der Fall, wenn das übergebene Objekt dieses Interface implementiert. </text:p>
      <text:p text:style-name="Text_20_body"/>
      <text:p text:style-name="Text_20_body">Die Ausgabe des Programms ist: </text:p>
      <text:p text:style-name="P6">Auto: <text:s/>7707700</text:p>
      <text:p text:style-name="P6">Blatt: 62370</text:p>
      <text:p text:style-name="P8">Platz: 7350000000</text:p>
      <text:p text:style-name="Standard"/>
      <text:list xml:id="list581099703" text:continue-list="list88551614" text:style-name="Outline">
        <text:list-item>
          <text:list>
            <text:list-item>
              <text:h text:style-name="Heading_20_2" text:outline-level="2">Interfaces Comparable u. Comparator: Objekte sortieren</text:h>
            </text:list-item>
          </text:list>
        </text:list-item>
      </text:list>
      <text:p text:style-name="Standard">Oftmals kommt es vor, dass Sie Objekte einer eigenen Klasse sortieren müssen. </text:p>
      <text:p text:style-name="Standard">Bisher würden Sie eine eigene Methode zum Sortieren schreiben:</text:p>
      <text:p text:style-name="Standard"/>
      <text:p text:style-name="Standard">void mySort(CKonto[] arr){</text:p>
      <text:p text:style-name="Standard"><text:tab/>…</text:p>
      <text:p text:style-name="Standard"/>
      <text:p text:style-name="Standard">}</text:p>
      <text:p text:style-name="Standard"/>
      <text:p text:style-name="Standard">Aber warum sich die Mühe machen? Java bietet Ihnen die Möglichkeit eine </text:p>
      <text:list xml:id="list1114544096" text:continue-list="list1408271458" text:style-name="List_20_3">
        <text:list-item>
          <text:list>
            <text:list-item>
              <text:p text:style-name="P33">java.util.<text:span text:style-name="T11">List</text:span> oder </text:p>
            </text:list-item>
            <text:list-item>
              <text:p text:style-name="P33">ein <text:span text:style-name="T11">Array</text:span> zu </text:p>
            </text:list-item>
          </text:list>
        </text:list-item>
      </text:list>
      <text:p text:style-name="Standard">sortieren. Wie das funktioniert erfahren Sie in diesem Kapitel.</text:p>
      <text:p text:style-name="Standard"/>
      <text:p text:style-name="Standard"/>
      <text:p text:style-name="Standard">Ziel:</text:p>
      <text:p text:style-name="Standard">Wir wollen die bereits fertigen Methoden</text:p>
      <text:list xml:id="list970231022" text:continue-numbering="true" text:style-name="List_20_3">
        <text:list-item>
          <text:list>
            <text:list-item>
              <text:p text:style-name="P33"><text:span text:style-name="T11">Collections.sort()</text:span> bzw. </text:p>
            </text:list-item>
            <text:list-item>
              <text:p text:style-name="P34">Arrays.sort()</text:p>
            </text:list-item>
          </text:list>
        </text:list-item>
      </text:list>
      <text:p text:style-name="Standard">kennen lernen.</text:p>
      <text:p text:style-name="Standard"/>
      <text:p text:style-name="Standard">Um diese Sortierfunktionen zu verwenden, bieten die Klassen java.util.Collections (Sortierung einer List, eines Vectors, ...) und java.util.Arrays (Sortierung von Arrays) jeweils die Methode sort mit unterschiedlichen Parametern an. </text:p>
      <text:p text:style-name="Standard"/>
      <text:p text:style-name="Standard"/>
      <text:list xml:id="list2156917414" text:continue-list="list581099703" text:style-name="Outline">
        <text:list-item>
          <text:list>
            <text:list-item>
              <text:list>
                <text:list-item>
                  <text:h text:style-name="Heading_20_3" text:outline-level="3">Arrays.sort(anIntArray): Int-Array sortieren</text:h>
                </text:list-item>
              </text:list>
            </text:list-item>
          </text:list>
        </text:list-item>
      </text:list>
      <text:p text:style-name="Standard">Sehen Sie sich ein Beispiel an:</text:p>
      <text:p text:style-name="Standard"/>
      <text:p text:style-name="code">package sortdemo;</text:p>
      <text:p text:style-name="code"><text:s/></text:p>
      <text:p text:style-name="code">import java.util.Arrays;</text:p>
      <text:p text:style-name="code"><text:s/></text:p>
      <text:p text:style-name="code">public class <text:span text:style-name="T11">SortArray</text:span> {</text:p>
      <text:p text:style-name="code"><text:s/></text:p>
      <text:p text:style-name="code"><text:soft-page-break/><text:s text:c="2"/>public static void main(String[] args) {</text:p>
      <text:p text:style-name="code"><text:s/></text:p>
      <text:p text:style-name="code"><text:s text:c="4"/>int[] unsorted = { 5, 6, 1, 123, 543, 32, 53, 75, 8 };</text:p>
      <text:p text:style-name="code"><text:s text:c="4"/>System.out.println("Unsortiert:");</text:p>
      <text:p text:style-name="code"><text:s text:c="4"/>System.out.println("-----------");</text:p>
      <text:p text:style-name="code"><text:s text:c="4"/>for (int i : unsorted) {</text:p>
      <text:p text:style-name="code"><text:s text:c="6"/>System.out.println(i);</text:p>
      <text:p text:style-name="code"><text:s text:c="4"/>}</text:p>
      <text:p text:style-name="code"/>
      <text:p text:style-name="P17"><text:s text:c="4"/>Arrays.sort(unsorted);</text:p>
      <text:p text:style-name="code"><text:s text:c="4"/>System.out.println("Sortiert:");</text:p>
      <text:p text:style-name="code"><text:s text:c="4"/>System.out.println("-----------");</text:p>
      <text:p text:style-name="code"><text:s text:c="4"/>for (int i : unsorted) {</text:p>
      <text:p text:style-name="code"><text:s text:c="6"/>System.out.println(i);</text:p>
      <text:p text:style-name="code"><text:s text:c="4"/>}</text:p>
      <text:p text:style-name="code"><text:s text:c="2"/>}</text:p>
      <text:p text:style-name="code">}</text:p>
      <text:p text:style-name="code"/>
      <text:p text:style-name="Standard"/>
      <text:p text:style-name="Standard"/>
      <text:p text:style-name="Standard"/>
      <text:list xml:id="list966994422" text:continue-numbering="true" text:style-name="Outline">
        <text:list-item>
          <text:list>
            <text:list-item>
              <text:list>
                <text:list-item>
                  <text:h text:style-name="Heading_20_3" text:outline-level="3">Collection.sort(anVector): Vector&lt;String&gt; sortieren</text:h>
                </text:list-item>
              </text:list>
            </text:list-item>
          </text:list>
        </text:list-item>
      </text:list>
      <text:p text:style-name="Standard">Sehen Sie</text:p>
      <text:p text:style-name="Standard"/>
      <text:p text:style-name="code">package sortdemo;</text:p>
      <text:p text:style-name="code"><text:s/></text:p>
      <text:p text:style-name="code">import java.util.Vector;</text:p>
      <text:p text:style-name="code">import java.util.Collections;</text:p>
      <text:p text:style-name="code">import java.util.List;</text:p>
      <text:p text:style-name="code"><text:s/></text:p>
      <text:p text:style-name="code">public class <text:span text:style-name="T11">SortVector</text:span> {</text:p>
      <text:p text:style-name="code"><text:s/></text:p>
      <text:p text:style-name="code"><text:s text:c="2"/>public static void main(String[] args) {</text:p>
      <text:p text:style-name="code"><text:s/></text:p>
      <text:p text:style-name="P17"><text:s text:c="4"/>Vector&lt;String&gt; list = new Vector&lt;String&gt;(8);</text:p>
      <text:p text:style-name="code"><text:s text:c="4"/>list.add("Max Mustermann");</text:p>
      <text:p text:style-name="code"><text:s text:c="4"/>list.add("Franz Wiese");</text:p>
      <text:p text:style-name="code"><text:s text:c="4"/>list.add("Dr. Sommer");</text:p>
      <text:p text:style-name="code"><text:s text:c="4"/>list.add("schule.at");</text:p>
      <text:p text:style-name="code"><text:s text:c="4"/>list.add("Alpha Gamma");</text:p>
      <text:p text:style-name="code"><text:s text:c="4"/>list.add("Richard Ludwig");</text:p>
      <text:p text:style-name="code"><text:s text:c="4"/>list.add("Franz der Grosse");</text:p>
      <text:p text:style-name="code"><text:s text:c="4"/>list.add("John Johnson");</text:p>
      <text:p text:style-name="code"><text:s text:c="4"/>System.out.println("Unsortiert:");</text:p>
      <text:p text:style-name="code"><text:s text:c="4"/>System.out.println("-----------");</text:p>
      <text:p text:style-name="code"><text:s text:c="4"/>for (String str : list) {</text:p>
      <text:p text:style-name="code"><text:s text:c="6"/>System.out.println(str);</text:p>
      <text:p text:style-name="code"><text:s text:c="4"/>}</text:p>
      <text:p text:style-name="code"/>
      <text:p text:style-name="P17"><text:s text:c="4"/>Collections.sort(list);</text:p>
      <text:p text:style-name="code"><text:s text:c="4"/>System.out.println("Sortiert:");</text:p>
      <text:p text:style-name="code"><text:s text:c="4"/>System.out.println("-----------");</text:p>
      <text:p text:style-name="code"><text:s text:c="4"/>for (String str : list) {</text:p>
      <text:p text:style-name="code"><text:s text:c="6"/>System.out.println(str);</text:p>
      <text:p text:style-name="code"><text:s text:c="4"/>}</text:p>
      <text:p text:style-name="code"><text:s text:c="2"/>}</text:p>
      <text:p text:style-name="code">}</text:p>
      <text:p text:style-name="code"><text:soft-page-break/></text:p>
      <text:p text:style-name="Standard"/>
      <text:p text:style-name="Standard">Sie werden feststellen, dass die Sortierung in Java denkbar einfach ist – bis jetzt.</text:p>
      <text:p text:style-name="Standard"/>
      <text:p text:style-name="Standard"/>
      <text:list xml:id="list1446472389" text:continue-numbering="true" text:style-name="Outline">
        <text:list-item>
          <text:list>
            <text:list-item>
              <text:list>
                <text:list-item>
                  <text:h text:style-name="Heading_20_3" text:outline-level="3">Eigene Objekte sortieren</text:h>
                </text:list-item>
              </text:list>
            </text:list-item>
          </text:list>
        </text:list-item>
      </text:list>
      <text:p text:style-name="Standard"/>
      <text:p text:style-name="Standard">Komplizierter wird es allerdings, wenn Sie eigene Objekte sortieren wollen. Denn woher soll Java wissen, anhand welcher Eigenschaft Ihre Objekte sortiert werden sollen? Ein Beispiel:</text:p>
      <text:p text:style-name="Standard"/>
      <text:p text:style-name="Standard">Sie möchten Objekte der Klasse CKonto <text:s/>sortieren:</text:p>
      <text:p text:style-name="P10"><text:span text:style-name="T19"><text:tab/></text:span><text:span text:style-name="T17">class</text:span><text:span text:style-name="T19"> CKonto{</text:span></text:p>
      <text:p text:style-name="P10"><text:span text:style-name="T19"><text:tab/><text:tab/></text:span><text:span text:style-name="T17">private</text:span><text:span text:style-name="T19"> </text:span><text:span text:style-name="T17">double</text:span><text:span text:style-name="T19"> </text:span><text:span text:style-name="T24">m_betrag</text:span><text:span text:style-name="T19">;</text:span></text:p>
      <text:p text:style-name="P10"><text:span text:style-name="T19"><text:tab/><text:tab/></text:span><text:span text:style-name="T17">private</text:span><text:span text:style-name="T19"> String </text:span><text:span text:style-name="T24">m_owner</text:span><text:span text:style-name="T19">;</text:span></text:p>
      <text:p text:style-name="P10"><text:tab/><text:tab/></text:p>
      <text:p text:style-name="P10"><text:span text:style-name="T19"><text:tab/><text:tab/></text:span><text:span text:style-name="T26">/**</text:span><text:span text:style-name="T19"> </text:span><text:span text:style-name="T26">allg.</text:span><text:span text:style-name="T19"> </text:span>Konstruktor</text:p>
      <text:p text:style-name="P10"><text:span text:style-name="T19"><text:tab/><text:tab/> </text:span><text:span text:style-name="T26">*</text:span><text:span text:style-name="T19"> </text:span><text:span text:style-name="T28">@param</text:span><text:span text:style-name="T19"> </text:span><text:span text:style-name="T26">powner</text:span></text:p>
      <text:p text:style-name="P10"><text:span text:style-name="T19"><text:tab/><text:tab/> </text:span><text:span text:style-name="T26">*</text:span><text:span text:style-name="T19"> </text:span><text:span text:style-name="T28">@param</text:span><text:span text:style-name="T19"> </text:span><text:span text:style-name="T26">pbetrag</text:span></text:p>
      <text:p text:style-name="P10"><text:span text:style-name="T19"><text:tab/><text:tab/> </text:span><text:span text:style-name="T26">*/</text:span></text:p>
      <text:p text:style-name="P10"><text:span text:style-name="T19"><text:tab/><text:tab/></text:span><text:span text:style-name="T17">public</text:span><text:span text:style-name="T19"> CKonto(String powner, </text:span><text:span text:style-name="T17">double</text:span><text:span text:style-name="T19"> pbetrag){</text:span></text:p>
      <text:p text:style-name="P10"><text:span text:style-name="T19"><text:tab/><text:tab/><text:tab/></text:span><text:span text:style-name="T24">m_owner</text:span><text:span text:style-name="T19">= powner;</text:span></text:p>
      <text:p text:style-name="P10"><text:span text:style-name="T19"><text:tab/><text:tab/><text:tab/></text:span><text:span text:style-name="T24">m_betrag</text:span><text:span text:style-name="T19">= pbetrag;</text:span></text:p>
      <text:p text:style-name="P10"><text:tab/><text:tab/>}</text:p>
      <text:p text:style-name="P10"><text:tab/><text:tab/><text:tab/><text:tab/></text:p>
      <text:p text:style-name="P10"><text:span text:style-name="T19"><text:tab/><text:tab/></text:span><text:span text:style-name="T26">/**</text:span></text:p>
      <text:p text:style-name="P10"><text:span text:style-name="T19"><text:tab/><text:tab/> </text:span><text:span text:style-name="T26">*</text:span><text:span text:style-name="T19"> </text:span><text:span text:style-name="T28">@param</text:span><text:span text:style-name="T19"> </text:span><text:span text:style-name="T26">pbetrag</text:span></text:p>
      <text:p text:style-name="P10"><text:span text:style-name="T19"><text:tab/><text:tab/> </text:span><text:span text:style-name="T26">*/</text:span></text:p>
      <text:p text:style-name="P10"><text:span text:style-name="T19"><text:tab/><text:tab/></text:span><text:span text:style-name="T17">public</text:span><text:span text:style-name="T19"> </text:span><text:span text:style-name="T17">void</text:span><text:span text:style-name="T19"> setBetrag(</text:span><text:span text:style-name="T17">double</text:span><text:span text:style-name="T19"> pbetrag){</text:span></text:p>
      <text:p text:style-name="P10"><text:span text:style-name="T19"><text:tab/><text:tab/><text:tab/></text:span><text:span text:style-name="T24">m_betrag</text:span><text:span text:style-name="T19">= pbetrag;</text:span></text:p>
      <text:p text:style-name="P10"><text:tab/><text:tab/>}</text:p>
      <text:p text:style-name="P10"><text:tab/><text:tab/></text:p>
      <text:p text:style-name="P10"><text:span text:style-name="T19"><text:tab/><text:tab/></text:span><text:span text:style-name="T26">/**</text:span></text:p>
      <text:p text:style-name="P10"><text:span text:style-name="T19"><text:tab/><text:tab/> </text:span><text:span text:style-name="T26">*</text:span><text:span text:style-name="T19"> </text:span><text:span text:style-name="T28">@return</text:span><text:span text:style-name="T19"> </text:span><text:span text:style-name="T26">Betrag</text:span></text:p>
      <text:p text:style-name="P10"><text:span text:style-name="T19"><text:tab/><text:tab/> </text:span><text:span text:style-name="T26">*/</text:span></text:p>
      <text:p text:style-name="P10"><text:span text:style-name="T19"><text:tab/><text:tab/></text:span><text:span text:style-name="T17">public</text:span><text:span text:style-name="T19"> </text:span><text:span text:style-name="T17">double</text:span><text:span text:style-name="T19"> getBetrag(){</text:span></text:p>
      <text:p text:style-name="P10"><text:span text:style-name="T19"><text:tab/><text:tab/><text:tab/></text:span><text:span text:style-name="T17">return</text:span><text:span text:style-name="T19"> </text:span><text:span text:style-name="T24">m_betrag</text:span><text:span text:style-name="T19">;</text:span></text:p>
      <text:p text:style-name="P10"><text:tab/><text:tab/>}</text:p>
      <text:p text:style-name="P10"><text:tab/><text:tab/></text:p>
      <text:p text:style-name="P10"><text:span text:style-name="T19"><text:tab/><text:tab/></text:span><text:span text:style-name="T26">/**</text:span></text:p>
      <text:p text:style-name="P10"><text:span text:style-name="T19"><text:tab/><text:tab/> </text:span><text:span text:style-name="T26">*</text:span><text:span text:style-name="T19"> </text:span><text:span text:style-name="T28">@return</text:span><text:span text:style-name="T19"> </text:span><text:span text:style-name="T26">Owner</text:span></text:p>
      <text:p text:style-name="P10"><text:span text:style-name="T19"><text:tab/><text:tab/> </text:span><text:span text:style-name="T26">*/</text:span></text:p>
      <text:p text:style-name="P10"><text:span text:style-name="T19"><text:tab/><text:tab/></text:span><text:span text:style-name="T17">public</text:span><text:span text:style-name="T19"> String getOwner(){</text:span></text:p>
      <text:p text:style-name="P10"><text:span text:style-name="T19"><text:tab/><text:tab/><text:tab/></text:span><text:span text:style-name="T17">return</text:span><text:span text:style-name="T19"> </text:span><text:span text:style-name="T24">m_owner</text:span><text:span text:style-name="T19">;</text:span></text:p>
      <text:p text:style-name="P10"><text:tab/><text:tab/>}</text:p>
      <text:p text:style-name="P10"><text:tab/><text:tab/></text:p>
      <text:p text:style-name="P10"><text:span text:style-name="T19"><text:tab/><text:tab/></text:span><text:span text:style-name="T23">/* (non-Javadoc)</text:span></text:p>
      <text:p text:style-name="P10"><text:tab/><text:tab/> * @see java.lang.Object#toString()</text:p>
      <text:p text:style-name="P10"><text:tab/><text:tab/> */</text:p>
      <text:p text:style-name="P10"><text:span text:style-name="T19"><text:tab/><text:tab/></text:span><text:span text:style-name="T17">public</text:span><text:span text:style-name="T19"> String toString(){</text:span></text:p>
      <text:p text:style-name="P10"><text:span text:style-name="T19"><text:tab/><text:tab/><text:tab/></text:span><text:span text:style-name="T17">return</text:span><text:span text:style-name="T19"> </text:span><text:span text:style-name="T27">"KONTO: ("</text:span><text:span text:style-name="T19"> + </text:span><text:span text:style-name="T24">m_owner</text:span><text:span text:style-name="T19"> + </text:span><text:span text:style-name="T27">" "</text:span><text:span text:style-name="T19"> + </text:span><text:span text:style-name="T24">m_betrag</text:span><text:span text:style-name="T19"> + </text:span><text:span text:style-name="T27">")\n"</text:span><text:span text:style-name="T19">;</text:span></text:p>
      <text:p text:style-name="P10"><text:tab/><text:tab/>}</text:p>
      <text:p text:style-name="P10"/>
      <text:p text:style-name="P10"><text:tab/>}</text:p>
      <text:p text:style-name="Standard"><text:soft-page-break/></text:p>
      <text:p text:style-name="Standard"/>
      <text:p text:style-name="Standard">Lassen Sie sich nun zu Testzwecken ein Array <text:s/>von Objekten dieser Klasse sortieren:</text:p>
      <text:p text:style-name="Standard"/>
      <text:p text:style-name="Standard">Programm: SortCKonto.java</text:p>
      <text:p text:style-name="Standard"/>
      <text:p text:style-name="Standard"/>
      <text:list xml:id="list526536567" text:continue-numbering="true" text:style-name="Outline">
        <text:list-item>
          <text:list>
            <text:list-item>
              <text:list>
                <text:list-item>
                  <text:h text:style-name="Heading_20_3" text:outline-level="3">Aufgabe: SortCKonto.java</text:h>
                </text:list-item>
              </text:list>
            </text:list-item>
          </text:list>
        </text:list-item>
      </text:list>
      <text:p text:style-name="aufgabe">Bringen Sie das folgende Programm zum Laufen</text:p>
      <text:p text:style-name="Standard"/>
      <text:p text:style-name="Standard"/>
      <text:p text:style-name="code">package demosort;</text:p>
      <text:p text:style-name="code"><text:s/></text:p>
      <text:p text:style-name="code">import java.util.Arrays;</text:p>
      <text:p text:style-name="code"><text:s/></text:p>
      <text:p text:style-name="code">public class <text:span text:style-name="T11">SortCKonto</text:span> {</text:p>
      <text:p text:style-name="code"><text:s/></text:p>
      <text:p text:style-name="code"><text:s text:c="2"/>public static void main(String[] args) {</text:p>
      <text:p text:style-name="code"><text:s/></text:p>
      <text:p text:style-name="code"><text:s text:c="4"/>CKonto[] alle = {</text:p>
      <text:p text:style-name="code"><text:s text:c="8"/>new Ckonto("Alpha Omega", 100.0),</text:p>
      <text:p text:style-name="code"><text:s text:c="8"/>new Ckonto("Max Mustermann", 1100.0),</text:p>
      <text:p text:style-name="code"><text:s text:c="8"/>new Ckonto("Susi Sommer", 10.0),</text:p>
      <text:p text:style-name="code"><text:s text:c="8"/>new Ckonto("Franz Winter", 10.0)</text:p>
      <text:p text:style-name="code"><text:s text:c="4"/>};</text:p>
      <text:p text:style-name="code"><text:s text:c="4"/>System.out.println("Unsortiert:");</text:p>
      <text:p text:style-name="code"><text:s text:c="4"/>System.out.println("-----------");</text:p>
      <text:p text:style-name="code"><text:s text:c="4"/>for (CKonto k : alle) {</text:p>
      <text:p text:style-name="code"><text:s text:c="6"/>System.out.println(k);</text:p>
      <text:p text:style-name="code"><text:s text:c="4"/>}</text:p>
      <text:p text:style-name="code"/>
      <text:p text:style-name="P17"><text:s text:c="4"/>Arrays.sort(alle);</text:p>
      <text:p text:style-name="code"><text:s text:c="4"/>System.out.println("Sortiert:");</text:p>
      <text:p text:style-name="code"><text:s text:c="4"/>System.out.println("-----------");</text:p>
      <text:p text:style-name="code"><text:s text:c="4"/>for (CKonto k : alle) {</text:p>
      <text:p text:style-name="code"><text:s text:c="6"/>System.out.println(k);</text:p>
      <text:p text:style-name="code"><text:s text:c="4"/>}</text:p>
      <text:p text:style-name="code"><text:s text:c="2"/>}</text:p>
      <text:p text:style-name="code">}</text:p>
      <text:p text:style-name="code"/>
      <text:p text:style-name="Standard"/>
      <text:p text:style-name="Standard"/>
      <text:p text:style-name="P1">Frage:</text:p>
      <text:p text:style-name="Standard">Was erhalten Sie bei der Ausführung des Programmes</text:p>
      <text:p text:style-name="Standard"/>
      <text:p text:style-name="P1">Antwort hier rein kopieren:</text:p>
      <text:p text:style-name="P1"/>
      <text:p text:style-name="P1">Sie werden beim Ausführen feststellen, dass es zu einem Fehler kommt.</text:p>
      <text:p text:style-name="P1">Exception in thread "main" java.lang.ClassCastException: demosort.CKonto cannot be cast to java.lang.Comparable</text:p>
      <text:p text:style-name="P1"><text:tab/>at java.util.Arrays.mergeSort(Unknown Source)</text:p>
      <text:p text:style-name="P1"><text:tab/>at java.util.Arrays.sort(Unknown Source)</text:p>
      <text:p text:style-name="P1"/>
      <text:p text:style-name="Standard"/>
      <text:p text:style-name="Standard"/>
      <text:list xml:id="list1047434613" text:continue-list="list970231022" text:style-name="List_20_3">
        <text:list-item>
          <text:p text:style-name="P33"><text:soft-page-break/>Problem:<text:line-break/>Diese Exception resultiert daraus, dass <text:span text:style-name="T11">Java nicht weiß, nach was es die Klasse CKonto sortieren soll</text:span>. <text:line-break/></text:p>
        </text:list-item>
        <text:list-item>
          <text:p text:style-name="P33">Lösung:<text:line-break/>Um das festzulegen, können Sie bspw. das <text:span text:style-name="T10">Interface Comparable verwenden</text:span><text:span text:style-name="T9">.</text:span></text:p>
        </text:list-item>
      </text:list>
      <text:p text:style-name="Standard"/>
      <text:list xml:id="list490065016" text:continue-list="list526536567" text:style-name="Outline">
        <text:list-item>
          <text:list>
            <text:list-item>
              <text:list>
                <text:list-item>
                  <text:h text:style-name="Heading_20_3" text:outline-level="3">Das Interface Comparable</text:h>
                </text:list-item>
              </text:list>
            </text:list-item>
          </text:list>
        </text:list-item>
      </text:list>
      <text:p text:style-name="Standard">Um der sort-Methode zu sagen, wonach sortiert werden soll, lassen Sie die zu sortierende Klasse das Interface Comparable implementieren.</text:p>
      <text:p text:style-name="Standard"/>
      <text:p text:style-name="Standard"/>
      <text:p text:style-name="code">public <text:span text:style-name="T11">interface</text:span> <text:span text:style-name="T11">Comparable</text:span></text:p>
      <text:p text:style-name="code">{</text:p>
      <text:p text:style-name="code"><text:s text:c="2"/>public int <text:span text:style-name="T11">compareTo</text:span>(Object o);</text:p>
      <text:p text:style-name="code">}</text:p>
      <text:p text:style-name="Text_20_body"/>
      <text:p text:style-name="Text_20_body">Dieses Interface kann von Klassen implementiert werden, deren Objekte paarweise <text:span text:style-name="luecke"><text:span text:style-name="T1">vergleichbar</text:span></text:span> sind. </text:p>
      <text:p text:style-name="Text_20_body"/>
      <text:p text:style-name="merke">Die Methode <text:bookmark text:name="ixa1005511"/><text:span text:style-name="luecke">compareTo</text:span> liefert genau dann einen Wert <text:line-break/></text:p>
      <text:list xml:id="list101235751" text:continue-list="list1047434613" text:style-name="List_20_3">
        <text:list-item>
          <text:p text:style-name="P32">kleiner 0, wenn das Objekt »kleiner«; </text:p>
        </text:list-item>
        <text:list-item>
          <text:p text:style-name="P32">größer 0, wenn es »größer«, und </text:p>
        </text:list-item>
        <text:list-item>
          <text:p text:style-name="P32">gleich 0, wenn es »gleich« dem </text:p>
        </text:list-item>
      </text:list>
      <text:p text:style-name="merke"><text:line-break/>als Argument übergebenen Objekt <text:span text:style-name="Teletype"><text:span text:style-name="T4">o</text:span></text:span> ist. </text:p>
      <text:p text:style-name="merke"/>
      <text:p text:style-name="Text_20_body"/>
      <text:p text:style-name="Text_20_body">In der Klassenbibliothek gibt es eine ganze Reihe von Klassen, die Comparable implementieren, beispielsweise </text:p>
      <text:list xml:id="list1988000364" text:continue-numbering="true" text:style-name="List_20_3">
        <text:list-item>
          <text:p text:style-name="P28"><text:span text:style-name="Teletype"><text:span text:style-name="T4">String</text:span></text:span> und </text:p>
        </text:list-item>
        <text:list-item>
          <text:p text:style-name="P28"><text:span text:style-name="Teletype"><text:span text:style-name="T4">Character.</text:span></text:span></text:p>
        </text:list-item>
      </text:list>
      <text:p text:style-name="Standard"><text:s/></text:p>
      <text:p text:style-name="Standard"/>
      <text:p text:style-name="Standard">Dieses Interface schreibt also vor, dass die Methode </text:p>
      <text:p text:style-name="code">public int compareTo(T o) </text:p>
      <text:p text:style-name="Standard"/>
      <text:p text:style-name="Standard">überschrieben wird. </text:p>
      <text:p text:style-name="Standard"/>
      <text:p text:style-name="Standard">Es ist Ihre Aufgabe in der Methode das aktuelle Objekt mit dem übergebenen Objekt zu vergleichen. </text:p>
      <text:p text:style-name="Standard"/>
      <text:p text:style-name="Standard">Sollte das übergebene Objekt übergeordnet(=groesser) <text:s/>werden, geben Sie einen negativen Wert zurück, sollten die Objekte gleichwertig sein, geben Sie 0 zurück, ansonsten einen positiven Wert. </text:p>
      <text:p text:style-name="Standard"/>
      <text:p text:style-name="Standard">Beispiel:</text:p>
      <text:p text:style-name="Standard">Eine Beispielimplementation in unserer CKonto-Klasse um nach dem Namen des Besitzers zu <text:soft-page-break/>sortieren könnte so aussehen (String implementiert auch Comparable, so dass wir uns einfach dessen compareTo-Methode bedienen können):</text:p>
      <text:p text:style-name="Standard"/>
      <text:p text:style-name="code">...</text:p>
      <text:p text:style-name="code">public class CKonto <text:span text:style-name="T10">implements Comparable&lt;CKonto&gt;</text:span> {</text:p>
      <text:p text:style-name="code"><text:s/></text:p>
      <text:p text:style-name="code"><text:s text:c="2"/>...</text:p>
      <text:p text:style-name="code"><text:s/></text:p>
      <text:p text:style-name="code"><text:s text:c="2"/>@Override</text:p>
      <text:p text:style-name="code"><text:s text:c="2"/>public int <text:span text:style-name="T10">compareTo</text:span>(CKonto k) {</text:p>
      <text:p text:style-name="code"><text:s text:c="4"/>if (k.getOwner() == null &amp;&amp; this.getOwner() == null) {</text:p>
      <text:p text:style-name="code"><text:s text:c="6"/>return 0;</text:p>
      <text:p text:style-name="code"><text:s text:c="4"/>}</text:p>
      <text:p text:style-name="code"><text:s text:c="4"/>if (this.getOwner() == null) {</text:p>
      <text:p text:style-name="code"><text:s text:c="6"/>return 1;</text:p>
      <text:p text:style-name="code"><text:s text:c="4"/>}</text:p>
      <text:p text:style-name="code"><text:s text:c="4"/>if (k.getOwner ) == null) {</text:p>
      <text:p text:style-name="code"><text:s text:c="6"/>return -1;</text:p>
      <text:p text:style-name="code"><text:s text:c="4"/>}</text:p>
      <text:p text:style-name="code"><text:s text:c="4"/>return this.getOwner().compareTo(k.getOwner ()); <text:s/>//hier werden string vgl.</text:p>
      <text:p text:style-name="code"><text:s text:c="2"/>}</text:p>
      <text:p text:style-name="code">}</text:p>
      <text:p text:style-name="code"/>
      <text:p text:style-name="Standard"/>
      <text:p text:style-name="Standard">Für den Fall, dass k gleich null ist, sollte eine NullPointerException geworfen werden. Jetzt können Sie das Array sortieren lassen.</text:p>
      <text:p text:style-name="Standard"/>
      <text:list xml:id="list949835806" text:continue-list="list490065016" text:style-name="Outline">
        <text:list-item>
          <text:list>
            <text:list-item>
              <text:list>
                <text:list-item>
                  <text:h text:style-name="Heading_20_3" text:outline-level="3">Aufgabe: SortCKonto.java CKonto[] mit compareTo(Object o)</text:h>
                </text:list-item>
              </text:list>
            </text:list-item>
          </text:list>
        </text:list-item>
      </text:list>
      <text:p text:style-name="aufgabe">Definieren Sie ein Array mit mehreren CKonto-Objekten </text:p>
      <text:p text:style-name="aufgabe">CKonto[] alle;</text:p>
      <text:p text:style-name="aufgabe"/>
      <text:p text:style-name="aufgabe">und sortieren Sie dieses mittels </text:p>
      <text:p text:style-name="aufgabe"/>
      <text:p text:style-name="aufgabe">Arrays.sort(alle);</text:p>
      <text:p text:style-name="aufgabe"/>
      <text:p text:style-name="aufgabe">Geben Sie vor und nach dem Sortieren das Array aus.</text:p>
      <text:p text:style-name="Standard"/>
      <text:p text:style-name="Standard"/>
      <text:list xml:id="list822741375" text:continue-numbering="true" text:style-name="Outline">
        <text:list-item>
          <text:list>
            <text:list-item>
              <text:list>
                <text:list-item>
                  <text:h text:style-name="Heading_20_3" text:outline-level="3">Aufgabe: SortCKonto.java Vector&lt;CKonto&gt; mit compareTo(Object o)</text:h>
                </text:list-item>
              </text:list>
            </text:list-item>
          </text:list>
        </text:list-item>
      </text:list>
      <text:p text:style-name="aufgabe">Definieren Sie einen Vector mit Elementen vom Typ CKonto. </text:p>
      <text:p text:style-name="aufgabe">Vector&lt;CKonto&gt; alle;</text:p>
      <text:p text:style-name="aufgabe"/>
      <text:p text:style-name="aufgabe">und sortieren Sie dieses mittels </text:p>
      <text:p text:style-name="aufgabe"/>
      <text:p text:style-name="aufgabe">Collections.sort(alle);</text:p>
      <text:p text:style-name="aufgabe"/>
      <text:p text:style-name="aufgabe">Geben Sie vor und nach dem Sortieren den Vector aus.</text:p>
      <text:p text:style-name="Standard"/>
      <text:p text:style-name="Standard"/>
      <text:p text:style-name="Standard"/>
      <text:p text:style-name="Standard"/>
      <text:p text:style-name="Standard"/>
      <text:p text:style-name="Standard"/>
      <text:list xml:id="list1492868323" text:continue-numbering="true" text:style-name="Outline">
        <text:list-item>
          <text:list>
            <text:list-item>
              <text:list>
                <text:list-item>
                  <text:h text:style-name="Heading_20_3" text:outline-level="3"><text:soft-page-break/>Das Interface Comparator mit der compare-Methode</text:h>
                </text:list-item>
              </text:list>
            </text:list-item>
          </text:list>
        </text:list-item>
      </text:list>
      <text:p text:style-name="Standard"/>
      <text:list xml:id="list764754844" text:continue-list="list1988000364" text:style-name="List_20_3">
        <text:list-item>
          <text:p text:style-name="P33">Frage:<text:line-break/>Was ist zu tun, wenn wir die Konten</text:p>
          <text:list>
            <text:list-item>
              <text:p text:style-name="P33">einmal nach dem Besitzer und </text:p>
            </text:list-item>
            <text:list-item>
              <text:p text:style-name="P33">ein andermal nach dem Betrag sortieren sollen?</text:p>
            </text:list-item>
          </text:list>
        </text:list-item>
      </text:list>
      <text:p text:style-name="Standard"/>
      <text:list xml:id="list1870817544" text:continue-numbering="true" text:style-name="List_20_3">
        <text:list-item>
          <text:p text:style-name="P33">Antwort:<text:line-break/>Erstelle eine <text:span text:style-name="T11">Klasse</text:span> zB: <text:span text:style-name="T11">CKontoBetragComparator</text:span> , die das <text:span text:style-name="T11">Interface Comparator</text:span> implementiert.<text:line-break/>Darin befindet sich die sog. <text:span text:style-name="T11">Compare-Methode</text:span>, die 2 CKonto-Objekte nach dem Betrag sortiert.<text:line-break/><text:line-break/>Und<text:line-break/><text:line-break/>Erstelle eine Klasse zB: <text:span text:style-name="T11">CKontoOwnerComparator</text:span> , die das <text:span text:style-name="T11">Interface Comparator</text:span> implementiert.<text:line-break/>Darin befindet sich die sog. <text:span text:style-name="T11">Compare-Methode</text:span>, die 2 CKonto-Objekte nach dem Besitzer sortiert.</text:p>
        </text:list-item>
      </text:list>
      <text:p text:style-name="Standard"/>
      <text:p text:style-name="Standard"/>
      <text:p text:style-name="Standard">Der Aufbau eines Comparators ist dem von Comparable sehr ähnlich. Der Unterschied besteht darin, dass ein Comparator die <text:span text:style-name="T11">compare-Methode</text:span> (der Comparator verwendet zum Sortieren die Methode compare anstelle von compareTo) definiert. Ihr werden <text:span text:style-name="T10">beide</text:span><text:span text:style-name="T11"> zu vergleichenden Objekte</text:span> übergeben.</text:p>
      <text:p text:style-name="Standard"/>
      <text:p text:style-name="Standard"/>
      <text:p text:style-name="Standard">Bzgl. der Reihenfolge nimmt das zuerst übergebene Argument die Position von this bei der Verwendung von Comparable ein. Im Klartext bedeutet dies:</text:p>
      <text:p text:style-name="Standard"/>
      <text:p text:style-name="Standard">negativer Rückgabewert: Der erste Parameter ist ungergeordnet</text:p>
      <text:p text:style-name="Standard">0 als Rückgabewert: Beide Parameter werden gleich eingeordnet</text:p>
      <text:p text:style-name="Standard">positiver Rückgabewert: Der erste Parameter ist übergeordnet</text:p>
      <text:p text:style-name="Standard"/>
      <text:p text:style-name="Standard"/>
      <text:list xml:id="list700684365" text:continue-list="list1492868323" text:style-name="Outline">
        <text:list-item>
          <text:list>
            <text:list-item>
              <text:list>
                <text:list-item>
                  <text:h text:style-name="Heading_20_3" text:outline-level="3">CKonten sortieren nach Besitzer bzw. nach Betrag</text:h>
                </text:list-item>
              </text:list>
            </text:list-item>
          </text:list>
        </text:list-item>
      </text:list>
      <text:p text:style-name="Standard"/>
      <text:p text:style-name="Standard">Sehen Sie sich nun das obige Beispiel als Comparator an.</text:p>
      <text:p text:style-name="Standard"/>
      <text:p text:style-name="Standard">// Comparator zum sortieren nach Betrag</text:p>
      <text:p text:style-name="code">class <text:span text:style-name="T11">CKontoOwnerComparator</text:span> implements <text:span text:style-name="T10">Comparator&lt;CKonto&gt;</text:span>{</text:p>
      <text:p text:style-name="code"><text:tab/></text:p>
      <text:p text:style-name="P17"><text:tab/> <text:s/>@Override</text:p>
      <text:p text:style-name="P17"><text:tab/> <text:s/>public int <text:span text:style-name="T9">compare</text:span>(CKonto k1, CKonto k2) {</text:p>
      <text:p text:style-name="P17"><text:tab/> <text:s text:c="3"/>if (k1.getOwner() == null &amp;&amp; k2.getOwner() == null) {</text:p>
      <text:p text:style-name="P17"><text:tab/> <text:s text:c="5"/>return 0;</text:p>
      <text:p text:style-name="P17"><text:tab/> <text:s text:c="3"/>}</text:p>
      <text:p text:style-name="P17"><text:tab/> <text:s text:c="3"/>if (k1.getOwner() == null) {</text:p>
      <text:p text:style-name="P17"><text:tab/> <text:s text:c="5"/>return 1;</text:p>
      <text:p text:style-name="P17"><text:tab/> <text:s text:c="3"/>}</text:p>
      <text:p text:style-name="P17"><text:tab/> <text:s text:c="3"/>if (k2.getOwner() == null) {</text:p>
      <text:p text:style-name="P17"><text:tab/> <text:s text:c="5"/>return -1;</text:p>
      <text:p text:style-name="P17"><text:tab/> <text:s text:c="3"/>}</text:p>
      <text:p text:style-name="P17"><text:tab/> <text:s text:c="3"/>return k1.getOwner().compareTo(k2.getOwner());</text:p>
      <text:p text:style-name="code"><text:soft-page-break/><text:span text:style-name="T11"><text:tab/> <text:s/>}</text:span><text:tab/></text:p>
      <text:p text:style-name="code">}</text:p>
      <text:p text:style-name="Standard"/>
      <text:p text:style-name="Standard"/>
      <text:p text:style-name="Standard">//Comparator zum sortieren nach Owner</text:p>
      <text:p text:style-name="code">class <text:span text:style-name="T11">CKontoBetragComparator</text:span> implements <text:span text:style-name="T10">Comparator&lt;CKonto&gt;</text:span>{</text:p>
      <text:p text:style-name="code"><text:tab/></text:p>
      <text:p text:style-name="P17"><text:tab/> <text:s/>@Override</text:p>
      <text:p text:style-name="P17"><text:tab/> <text:s/>public int <text:span text:style-name="T9">compare</text:span>(CKonto k1, CKonto k2) {</text:p>
      <text:p text:style-name="P17"><text:tab/> <text:s text:c="3"/>if (k1.getBetrag() == k2.getBetrag())</text:p>
      <text:p text:style-name="P17"><text:tab/> <text:s text:c="3"/><text:tab/>return 0;</text:p>
      <text:p text:style-name="P17"><text:tab/> <text:s text:c="3"/>else if (k1.getBetrag() &lt; k2.getBetrag())</text:p>
      <text:p text:style-name="P17"><text:tab/> <text:s text:c="3"/><text:tab/> return -1;</text:p>
      <text:p text:style-name="P17"><text:tab/> <text:s text:c="3"/>else</text:p>
      <text:p text:style-name="P17"><text:tab/> <text:s text:c="3"/><text:tab/>return 1;</text:p>
      <text:p text:style-name="P17"><text:tab/> <text:s text:c="3"/>}</text:p>
      <text:p text:style-name="code"><text:tab/></text:p>
      <text:p text:style-name="code">}</text:p>
      <text:p text:style-name="Standard"/>
      <text:p text:style-name="Standard"/>
      <text:p text:style-name="code">…..</text:p>
      <text:p text:style-name="code">public static void main(String[] args){</text:p>
      <text:p text:style-name="code"/>
      <text:p text:style-name="code"><text:tab/><text:tab/>/* Version: </text:p>
      <text:p text:style-name="code"><text:tab/><text:tab/> * Array sortieren mit Comparator</text:p>
      <text:p text:style-name="code"><text:tab/><text:tab/> */</text:p>
      <text:p text:style-name="code"><text:tab/><text:tab/></text:p>
      <text:p text:style-name="code"><text:tab/><text:tab/>System.out.println("COMPARATOR-----------------------------------");</text:p>
      <text:p text:style-name="code"><text:tab/><text:tab/>CKonto[] viele= {</text:p>
      <text:p text:style-name="code"><text:tab/><text:tab/><text:tab/><text:tab/>new CKonto("Anton Hofmann", 129.0),</text:p>
      <text:p text:style-name="code"><text:tab/><text:tab/><text:tab/><text:tab/>new CKonto("Max Hofmann", 99.0),</text:p>
      <text:p text:style-name="code"><text:tab/><text:tab/><text:tab/><text:tab/>new CKonto("Fred", 199.0),</text:p>
      <text:p text:style-name="code"><text:tab/><text:tab/><text:tab/><text:tab/>new CKonto("Sam", 1.0)</text:p>
      <text:p text:style-name="code"><text:tab/><text:tab/>};</text:p>
      <text:p text:style-name="code"><text:tab/><text:tab/></text:p>
      <text:p text:style-name="code"><text:tab/><text:tab/>System.out.println("UNSORTIERT");</text:p>
      <text:p text:style-name="code"><text:tab/><text:tab/>for (CKonto cKonto : viele) {</text:p>
      <text:p text:style-name="code"><text:tab/><text:tab/><text:tab/>System.out.println(cKonto);</text:p>
      <text:p text:style-name="code"><text:tab/><text:tab/>}</text:p>
      <text:p text:style-name="code"><text:tab/><text:tab/></text:p>
      <text:p text:style-name="code"><text:tab/><text:tab/>// Komparatoren definieren</text:p>
      <text:p text:style-name="P20"><text:tab/><text:tab/>Comparator&lt;CKonto&gt; compBetrag= new CKontoBetragComparator();</text:p>
      <text:p text:style-name="P20"><text:tab/><text:tab/>Comparator&lt;CKonto&gt; compOwner= new CKontoOwnerComparator();</text:p>
      <text:p text:style-name="P18"><text:tab/><text:tab/></text:p>
      <text:p text:style-name="P17"><text:tab/><text:tab/>Arrays.sort(viele, <text:span text:style-name="T9">compBetrag</text:span>);</text:p>
      <text:p text:style-name="code"><text:tab/><text:tab/></text:p>
      <text:p text:style-name="code"><text:tab/><text:tab/>System.out.println("SORTIERT nach Betrag --------------");</text:p>
      <text:p text:style-name="code"><text:tab/><text:tab/>for (CKonto cKonto : viele) {</text:p>
      <text:p text:style-name="code"><text:tab/><text:tab/><text:tab/>System.out.println(cKonto);</text:p>
      <text:p text:style-name="code"><text:tab/><text:tab/>}</text:p>
      <text:p text:style-name="code"><text:tab/></text:p>
      <text:p text:style-name="code"/>
      <text:p text:style-name="P17"><text:tab/><text:tab/><text:span text:style-name="T9">Arrays.sort(viele, compOwner);</text:span></text:p>
      <text:p text:style-name="P19"><text:tab/><text:tab/></text:p>
      <text:p text:style-name="code"><text:tab/><text:tab/>System.out.println("SORTIERT nach Besitzer --------------");</text:p>
      <text:p text:style-name="code"><text:tab/><text:tab/>for (CKonto cKonto : viele) {</text:p>
      <text:p text:style-name="code"><text:tab/><text:tab/><text:tab/>System.out.println(cKonto);</text:p>
      <text:p text:style-name="code"><text:tab/><text:tab/>}<text:tab/><text:tab/></text:p>
      <text:p text:style-name="code"><text:soft-page-break/><text:tab/>}</text:p>
      <text:p text:style-name="code"/>
      <text:p text:style-name="code"/>
      <text:p text:style-name="Standard"/>
      <text:p text:style-name="Standard"/>
      <text:p text:style-name="Standard"/>
      <text:list xml:id="list927584138" text:continue-numbering="true" text:style-name="Outline">
        <text:list-item>
          <text:list>
            <text:list-item>
              <text:list>
                <text:list-item>
                  <text:h text:style-name="Heading_20_3" text:outline-level="3">Aufgabe: SortCKonto </text:h>
                </text:list-item>
              </text:list>
            </text:list-item>
          </text:list>
        </text:list-item>
      </text:list>
      <text:p text:style-name="aufgabe">Bringen Sie das obige Programm zum Laufen.</text:p>
      <text:p text:style-name="aufgabe">Erstellen Sie also die beiden Comparator-Klassen mit der compare-Methode und</text:p>
      <text:p text:style-name="aufgabe">testen Sie das Programm.</text:p>
      <text:p text:style-name="Standard"/>
      <text:p text:style-name="Standard"/>
      <text:p text:style-name="Standard"/>
      <text:list xml:id="list501111877" text:continue-numbering="true" text:style-name="Outline">
        <text:list-item>
          <text:list>
            <text:list-item>
              <text:list>
                <text:list-item>
                  <text:h text:style-name="Heading_20_3" text:outline-level="3">Aufgabe: SortCPerson </text:h>
                </text:list-item>
              </text:list>
            </text:list-item>
          </text:list>
        </text:list-item>
      </text:list>
      <text:p text:style-name="aufgabe">Erstellen Sie die Klasse Cperson mit den Membern:</text:p>
      <text:list xml:id="list1082234936" text:continue-list="list1870817544" text:style-name="List_20_3">
        <text:list-item>
          <text:p text:style-name="P26">Name</text:p>
        </text:list-item>
        <text:list-item>
          <text:p text:style-name="P26">Gewicht (in kg)</text:p>
        </text:list-item>
        <text:list-item>
          <text:p text:style-name="P26">Groesse (in m)</text:p>
          <text:p text:style-name="P26"/>
        </text:list-item>
      </text:list>
      <text:p text:style-name="aufgabe">Erzeugen Sie ein Array mit Cpersonen-Objekten </text:p>
      <text:p text:style-name="aufgabe"/>
      <text:p text:style-name="aufgabe">Erstellen Sie 2 Comparator-Klassen:</text:p>
      <text:list xml:id="list1261860993" text:continue-numbering="true" text:style-name="List_20_3">
        <text:list-item>
          <text:p text:style-name="P26">zum Sortieren nach der Groesse</text:p>
        </text:list-item>
        <text:list-item>
          <text:p text:style-name="P26">zum Sortieren nach dem BMI (gewicht/(groesse*groesse))</text:p>
        </text:list-item>
      </text:list>
      <text:p text:style-name="aufgabe"/>
      <text:p text:style-name="aufgabe">Erstellen Sie ein Testprogramm</text:p>
      <text:p text:style-name="aufgabe"/>
      <text:p text:style-name="Standard"/>
      <text:p text:style-name="Standard"/>
      <text:p text:style-name="Text_20_body"/>
      <text:list xml:id="list874993310" text:continue-list="list501111877" text:style-name="Outline">
        <text:list-item>
          <text:list>
            <text:list-item>
              <text:h text:style-name="Heading_20_2" text:outline-level="2">Collection</text:h>
            </text:list-item>
          </text:list>
        </text:list-item>
      </text:list>
      <text:p text:style-name="Text_20_body">Als <text:span text:style-name="T2">Collections</text:span> bezeichnet man Datenstrukturen, die dazu dienen, <text:span text:style-name="T2">Mengen von Daten</text:span> aufzunehmen und zu verarbeiten. Die Daten werden gekapselt abgelegt, und der Zugriff ist nur mit Hilfe vorgegebener Methoden möglich. Typische Collections sind </text:p>
      <text:list xml:id="list1370328245" text:continue-list="list1261860993" text:style-name="List_20_3">
        <text:list-item>
          <text:p text:style-name="P28">Vector</text:p>
        </text:list-item>
        <text:list-item>
          <text:p text:style-name="P28">Stacks, Queues, Deques, Priority Queues, </text:p>
        </text:list-item>
        <text:list-item>
          <text:p text:style-name="P28">Listen und </text:p>
        </text:list-item>
        <text:list-item>
          <text:p text:style-name="P28">Trees .</text:p>
        </text:list-item>
      </text:list>
      <text:p text:style-name="Text_20_body"/>
      <text:p text:style-name="Text_20_body">Einfache Programmiersprachen bieten Collections meist nur in Form von Arrays. In Java und anderen objektorientierten Sprachen gibt es dagegen eine ganze Reihe unterschiedlicher Collections mit einem viel breiter gefächerten Aufgabenspektrum. </text:p>
      <text:p text:style-name="Text_20_body"/>
      <text:list xml:id="list670481371" text:continue-list="list874993310" text:style-name="Outline">
        <text:list-item>
          <text:list>
            <text:list-item>
              <text:list>
                <text:list-item>
                  <text:h text:style-name="Heading_20_3" text:outline-level="3"><text:soft-page-break/>Die Klasse Vector</text:h>
                </text:list-item>
              </text:list>
            </text:list-item>
          </text:list>
        </text:list-item>
      </text:list>
      <text:p text:style-name="Text_20_body"/>
      <text:p text:style-name="Text_20_body">Die so genannten Collection Klassen sind für das komfortable Speichern/Verwalten von vielen Objekten geeignet.</text:p>
      <text:p text:style-name="Text_20_body">Wenn man viele Objekte zu verwalten hat (wie z. B.: Die Klasse CBank speichert viele CKonten, ...), weiß man oft nicht wie viele Objekte (z.B. Ckonten) tatsächlich zur Laufzeit des Programms gespeichert werden sollen. Arrays haben den Nachteil, dass man bereits zur Übersetzungszeit (=statisch) die maximale Anzahl der Arrayelemente angeben muss. Hier hilft uns die Klasse <text:span text:style-name="luecke">Vector</text:span> aus <text:span text:style-name="luecke">java.util</text:span>. Sie kann zur Laufzeit beliebig viele Objekte speichern. Und man kann mit Vectoren gleich arbeiten wie mit den bekannten Arrays.</text:p>
      <text:p text:style-name="Text_20_body"/>
      <text:p text:style-name="Standard">Hier nun ein einfaches Beispiel: (<text:a xlink:type="simple" xlink:href="http://www.javabuch.de/">www.javabuch.de</text:a>)</text:p>
      <text:p text:style-name="P1">DemoVector.java</text:p>
      <text:p text:style-name="code"><text:span text:style-name="T17">import</text:span><text:span text:style-name="T19"> java.util.*;</text:span></text:p>
      <text:p text:style-name="code"/>
      <text:p text:style-name="code"><text:span text:style-name="T17">public</text:span><text:span text:style-name="T19"> </text:span><text:span text:style-name="T17">class</text:span><text:span text:style-name="T19"> DemoVector</text:span></text:p>
      <text:p text:style-name="code">{</text:p>
      <text:p text:style-name="code"><text:span text:style-name="T19"><text:s text:c="2"/></text:span><text:span text:style-name="T17">public</text:span><text:span text:style-name="T19"> </text:span><text:span text:style-name="T17">static</text:span><text:span text:style-name="T19"> </text:span><text:span text:style-name="T17">void</text:span><text:span text:style-name="T19"> main(String[] args)</text:span></text:p>
      <text:p text:style-name="code"><text:s text:c="2"/>{</text:p>
      <text:p text:style-name="code"><text:span text:style-name="T19"><text:s text:c="4"/>Vector&lt;String&gt; v = </text:span><text:span text:style-name="T17">new</text:span><text:span text:style-name="T19"> Vector&lt;String&gt;();</text:span></text:p>
      <text:p text:style-name="code"/>
      <text:p text:style-name="code"><text:span text:style-name="T19"><text:s text:c="4"/>v.addElement(</text:span><text:span text:style-name="T27">"eins"</text:span><text:span text:style-name="T19">);</text:span></text:p>
      <text:p text:style-name="code"><text:span text:style-name="T19"><text:s text:c="4"/>v.addElement(</text:span><text:span text:style-name="T27">"drei"</text:span><text:span text:style-name="T19">);</text:span></text:p>
      <text:p text:style-name="code"><text:span text:style-name="T19"><text:s text:c="4"/>v.insertElementAt(</text:span><text:span text:style-name="T27">"zwei"</text:span><text:span text:style-name="T19">,1);</text:span></text:p>
      <text:p text:style-name="code"><text:span text:style-name="T19"/></text:p>
      <text:p text:style-name="code"/>
      <text:p text:style-name="code"><text:s/><text:span text:style-name="T11"><text:s text:c="2"/>// Eine neue Art der for-Schleife für Collection-Klassen</text:span></text:p>
      <text:p text:style-name="P17"><text:s text:c="3"/>for (String s : v)</text:p>
      <text:p text:style-name="P17"><text:span text:style-name="T19"><text:s text:c="6"/>System.</text:span><text:span text:style-name="T25">out</text:span><text:span text:style-name="T19">.println(s);</text:span></text:p>
      <text:p text:style-name="code"><text:span text:style-name="T11"/></text:p>
      <text:p text:style-name="code"><text:span text:style-name="T11"/></text:p>
      <text:p text:style-name="code"/>
      <text:p text:style-name="code"><text:s text:c="4"/>v.remove("eins");</text:p>
      <text:p text:style-name="code"><text:span text:style-name="T19"><text:s text:c="4"/>v.insertElementAt(</text:span><text:span text:style-name="T27">"1"</text:span><text:span text:style-name="T19">,0);</text:span></text:p>
      <text:p text:style-name="code"><text:span text:style-name="T19"/></text:p>
      <text:p text:style-name="code"><text:span text:style-name="T19"><text:s text:c="3"/></text:span><text:span text:style-name="T17">for</text:span><text:span text:style-name="T19"> (Enumeration&lt;String&gt; el=v.elements(); el.hasMoreElements(); ) {</text:span></text:p>
      <text:p text:style-name="code"><text:span text:style-name="T19"><text:s text:c="6"/>System.</text:span><text:span text:style-name="T25">out</text:span><text:span text:style-name="T19">.println(el.nextElement());</text:span></text:p>
      <text:p text:style-name="code"><text:s text:c="4"/>}</text:p>
      <text:p text:style-name="code"><text:span text:style-name="T11"/></text:p>
      <text:p text:style-name="code"><text:span text:style-name="T11"/></text:p>
      <text:p text:style-name="code"><text:s text:c="2"/>}</text:p>
      <text:p text:style-name="P12">}</text:p>
      <text:p text:style-name="Text_20_body"/>
      <text:p text:style-name="Text_20_body"/>
      <text:list xml:id="list112004672" text:continue-numbering="true" text:style-name="Outline">
        <text:list-item>
          <text:list>
            <text:list-item>
              <text:list>
                <text:list-item>
                  <text:h text:style-name="Heading_20_3" text:outline-level="3">Die Klasse Stack</text:h>
                </text:list-item>
              </text:list>
            </text:list-item>
          </text:list>
        </text:list-item>
      </text:list>
      <text:p text:style-name="Standard">Ein Stack ist eine Datenstruktur, die nach dem <text:bookmark text:name="ixa100875"/><text:span text:style-name="T2">LIFO-Prinzip</text:span> (last-in-first-out) arbeitet. Die Elemente werden am vorderen Ende der Liste eingefügt und von dort auch wieder entnommen. Das heißt, die zuletzt eingefügten Elemente werden zuerst entnommen und die zuerst eingefügten zuletzt. </text:p>
      <text:p text:style-name="Text_20_body"/>
      <text:p text:style-name="Text_20_body">Siehe: <text:a xlink:type="simple" xlink:href="http://www.javabuch.de/">www.javabuch.de</text:a></text:p>
      <text:p text:style-name="Text_20_body"><text:soft-page-break/></text:p>
      <text:p text:style-name="code">/* Listing1402.java */</text:p>
      <text:p text:style-name="code"/>
      <text:p text:style-name="code">import java.util.*;</text:p>
      <text:p text:style-name="code"/>
      <text:p text:style-name="code">public class Listing1402</text:p>
      <text:p text:style-name="code">{</text:p>
      <text:p text:style-name="code"><text:s text:c="2"/>public static void main(String[] args)</text:p>
      <text:p text:style-name="code"><text:s text:c="2"/>{</text:p>
      <text:p text:style-name="code"><text:s text:c="3"/><text:span text:style-name="T10"><text:s/>Stack s = new Stack();</text:span></text:p>
      <text:p text:style-name="P20"/>
      <text:p text:style-name="code"><text:s text:c="4"/>s.<text:span text:style-name="T10">push</text:span>("Erstes Element");</text:p>
      <text:p text:style-name="code"><text:s text:c="4"/>s.push("Zweites Element");</text:p>
      <text:p text:style-name="code"><text:s text:c="4"/>s.push("Drittes Element");</text:p>
      <text:p text:style-name="code"><text:s text:c="4"/>while (true) {</text:p>
      <text:p text:style-name="code"><text:s text:c="6"/>try {</text:p>
      <text:p text:style-name="code"><text:s text:c="8"/>System.out.println(s.<text:span text:style-name="T10">pop</text:span>());</text:p>
      <text:p text:style-name="code"><text:s text:c="6"/>} catch (EmptyStackException e) {</text:p>
      <text:p text:style-name="code"><text:s text:c="8"/>break;</text:p>
      <text:p text:style-name="code"><text:s text:c="6"/>}</text:p>
      <text:p text:style-name="code"><text:s text:c="4"/>}</text:p>
      <text:p text:style-name="code"><text:s text:c="2"/>}</text:p>
      <text:p text:style-name="code">}</text:p>
      <text:p text:style-name="Text_20_body"/>
      <text:p text:style-name="Text_20_body"/>
      <text:list xml:id="list445145616" text:continue-numbering="true" text:style-name="Outline">
        <text:list-item>
          <text:list>
            <text:list-item>
              <text:list>
                <text:list-item>
                  <text:h text:style-name="Heading_20_3" text:outline-level="3">Die Klasse Hashtable</text:h>
                </text:list-item>
              </text:list>
            </text:list-item>
          </text:list>
        </text:list-item>
      </text:list>
      <text:p text:style-name="Standard">Die Klasse <text:bookmark text:name="ixa100883"/>Hashtable ist eine Konkretisierung der abstrakten Klasse <text:bookmark text:name="ixa100884"/>Dictionary. Diese stellt einen <text:span text:style-name="T11">assoziativen</text:span> Speicher dar, der Schlüssel auf Werte abbildet und über den Schlüsselbegriff einen effizienten Zugriff auf den Wert ermöglicht. Ein Dictionary speichert also immer zusammengehörige Paare von Daten, bei denen der Schlüssel als Name des zugehörigen Wertes angesehen werden kann. Über den Schlüssel kann später der Wert leicht wiedergefunden werden. </text:p>
      <text:p text:style-name="Text_20_body"/>
      <text:p text:style-name="Text_20_body">DemoHashtabel.java</text:p>
      <text:p text:style-name="code"/>
      <text:p text:style-name="code"><text:span text:style-name="T17">import</text:span><text:span text:style-name="T19"> java.util.*;</text:span></text:p>
      <text:p text:style-name="code"/>
      <text:p text:style-name="code"><text:span text:style-name="T17">public</text:span><text:span text:style-name="T19"> </text:span><text:span text:style-name="T17">class</text:span><text:span text:style-name="T19"> DemoHashtable</text:span></text:p>
      <text:p text:style-name="code">{</text:p>
      <text:p text:style-name="code"><text:span text:style-name="T19"><text:s text:c="2"/></text:span><text:span text:style-name="T17">public</text:span><text:span text:style-name="T19"> </text:span><text:span text:style-name="T17">static</text:span><text:span text:style-name="T19"> </text:span><text:span text:style-name="T17">void</text:span><text:span text:style-name="T19"> main(String[] args)</text:span></text:p>
      <text:p text:style-name="code"><text:s text:c="2"/>{</text:p>
      <text:p text:style-name="P20"><text:s text:c="4"/>Hashtable&lt;String,String&gt; h = new Hashtable&lt;String,String&gt;();</text:p>
      <text:p text:style-name="P20"/>
      <text:p text:style-name="P25"><text:s text:c="4"/>//Pflege der Aliase</text:p>
      <text:p text:style-name="code"><text:span text:style-name="T19"><text:s text:c="4"/>h.put(</text:span><text:span text:style-name="T27">"Fritz"</text:span><text:span text:style-name="T19">,</text:span><text:span text:style-name="T27">"f.mueller@test.de"</text:span><text:span text:style-name="T19">);</text:span></text:p>
      <text:p text:style-name="code"><text:span text:style-name="T19"><text:s text:c="4"/>h.put(</text:span><text:span text:style-name="T27">"Franz"</text:span><text:span text:style-name="T19">,</text:span><text:span text:style-name="T27">"fk@b-blabla.com"</text:span><text:span text:style-name="T19">);</text:span></text:p>
      <text:p text:style-name="code"><text:span text:style-name="T19"><text:s text:c="4"/>h.put(</text:span><text:span text:style-name="T27">"Paula"</text:span><text:span text:style-name="T19">,</text:span><text:span text:style-name="T27">"user0125@mail.uofm.edu"</text:span><text:span text:style-name="T19">);</text:span></text:p>
      <text:p text:style-name="code"><text:span text:style-name="T19"><text:s text:c="4"/>h.put(</text:span><text:span text:style-name="T27">"Lissa"</text:span><text:span text:style-name="T19">,</text:span><text:span text:style-name="T27">"lb3@gateway.fhdto.northsurf.dk"</text:span><text:span text:style-name="T19">);</text:span></text:p>
      <text:p text:style-name="code"/>
      <text:p text:style-name="P24"><text:s text:c="4"/><text:span text:style-name="T11">//Ausgabe</text:span></text:p>
      <text:p text:style-name="P17"><text:s text:c="4"/>Enumeration&lt;String&gt; e = h.keys();</text:p>
      <text:p text:style-name="P17"><text:span text:style-name="T19"><text:s text:c="4"/></text:span><text:span text:style-name="T16">while</text:span><text:span text:style-name="T19"> (e.hasMoreElements()) {</text:span></text:p>
      <text:p text:style-name="P17"><text:s text:c="6"/>String alias = (String)e.nextElement();</text:p>
      <text:p text:style-name="P17"/>
      <text:p text:style-name="code"><text:soft-page-break/><text:span text:style-name="T19"><text:s text:c="6"/>System.</text:span><text:span text:style-name="T25">out</text:span><text:span text:style-name="T19">.println(</text:span></text:p>
      <text:p text:style-name="code"><text:span text:style-name="T19"><text:s text:c="8"/>alias + </text:span><text:span text:style-name="T27">" --&gt; "</text:span><text:span text:style-name="T19"> + </text:span><text:span text:style-name="T21">h.</text:span><text:span text:style-name="T10">get</text:span><text:span text:style-name="T21">(alias)</text:span></text:p>
      <text:p text:style-name="code"><text:s text:c="6"/>);</text:p>
      <text:p text:style-name="code"><text:s text:c="4"/>}</text:p>
      <text:p text:style-name="code"><text:s text:c="2"/>}</text:p>
      <text:p text:style-name="code">}</text:p>
      <text:p text:style-name="code"/>
      <text:p text:style-name="Standard"/>
      <text:p text:style-name="Standard">Die obigen Klassen erfüllen ihre Aufgabe, sind aber nicht sehr performant, da die meisten Methoden synchronized realisiert sind. D.h. Der Zugriff mehrere Threads auf diese Datenspeicher ist synchronisiert (gegenseitiger Ausschluss).</text:p>
      <text:p text:style-name="Standard"/>
      <text:p text:style-name="Standard">Um auch dem Aspekt der Performance Rechnung zu tragen wurden die folgenden Klassen bzw. Interfaces ab Java 1.2 definiert und sind unter dem Namen Java-Collection-Framework bekannt.</text:p>
      <text:p text:style-name="Standard"/>
      <text:list xml:id="list1055123695" text:continue-numbering="true" text:style-name="Outline">
        <text:list-item>
          <text:list>
            <text:list-item>
              <text:list>
                <text:list-item>
                  <text:h text:style-name="Heading_20_3" text:outline-level="3">Java-Collection-Framework: List, Set, Map</text:h>
                </text:list-item>
              </text:list>
            </text:list-item>
          </text:list>
        </text:list-item>
      </text:list>
      <text:p text:style-name="Text_20_body">Wir wollen uns zunächst mit der grundlegenden Arbeitsweise der Collection-Typen vertraut machen: </text:p>
      <text:list xml:id="list1301418749" text:style-name="L1">
        <text:list-item>
          <text:p text:style-name="P35">Eine List ist eine beliebig große Liste von Elementen beliebigen Typs, auf die sowohl wahlfrei als auch sequentiell zugegriffen werden kann. <text:line-break/></text:p>
        </text:list-item>
        <text:list-item>
          <text:p text:style-name="P35">Ein Set ist eine (doublettenlose) Menge von Elementen, auf die mit typischen Mengenoperationen zugegriffen werden kann. <text:line-break/></text:p>
        </text:list-item>
        <text:list-item>
          <text:p text:style-name="P35">Eine Map ist eine Abbildung von Elementen eines Typs auf Elemente eines anderen Typs, also eine Menge zusammengehöriger Paare von Objekten. <text:line-break/></text:p>
        </text:list-item>
      </text:list>
      <text:p text:style-name="Text_20_body">Jede dieser Grundformen ist als Interface unter dem oben angegebenen Namen implementiert. Zudem gibt es jeweils eine oder mehrere konkrete Implementierungen. </text:p>
      <text:p text:style-name="Text_20_body"/>
      <text:p text:style-name="Text_20_body"/>
      <text:p text:style-name="merke">Im Gegensatz zu den 1.1-Klassen sind die Collections des JDK 1.2 aus Performancegründen durchgängig unsynchronisiert. Soll also von mehr als einem Thread gleichzeitig auf eine Collection zugegriffen werden (Collections sind häufig Kommunikationsmittel zwischen gekoppelten Threads), so ist unbedingt darauf zu achten, die Zugriffe selbst zu synchronisieren. Andernfalls können leicht Programmfehler und Dateninkonsistenzen entstehen.</text:p>
      <text:p text:style-name="merke"/>
      <text:p text:style-name="Text_20_body"/>
      <text:p text:style-name="Text_20_body"/>
      <text:p text:style-name="Standard">Die Namensgebung der Interfaces und Klassen folgt einem einfachen Schema. </text:p>
      <text:p text:style-name="Standard"/>
      <text:list xml:id="list869766670" text:continue-list="list1370328245" text:style-name="List_20_3">
        <text:list-item>
          <text:p text:style-name="P33">Das <text:span text:style-name="T11">Interface</text:span> </text:p>
        </text:list-item>
      </text:list>
      <text:p text:style-name="Standard">hat immer den allgemein verwendeten Namen der zu implementierenden Collection, also beispielsweise <text:span text:style-name="T11">List</text:span>, <text:span text:style-name="T11">Set</text:span> oder <text:span text:style-name="T11">Map</text:span>. </text:p>
      <text:p text:style-name="Standard"/>
      <text:list xml:id="list1573019292" text:continue-numbering="true" text:style-name="List_20_3">
        <text:list-item>
          <text:p text:style-name="P33">Jede <text:span text:style-name="T11">Implementierungsvariante</text:span> </text:p>
        </text:list-item>
      </text:list>
      <text:p text:style-name="Standard">stellt vor den Namen dann eine spezifische Bezeichnung, die einen Hinweis auf die Art der verwendeten Datenstrukturen und Algorithmen geben soll. So gibt es für das Interface List beispielsweise die Implementierungsvarianten <text:bookmark text:name="ixa100916"/><text:span text:style-name="T11">LinkedList</text:span> und <text:bookmark text:name="ixa100917"/><text:span text:style-name="T11">ArrayList.</text:span> </text:p>
      <text:p text:style-name="Standard"><text:soft-page-break/></text:p>
      <text:p text:style-name="Standard"/>
      <text:list xml:id="list1389844158" text:continue-numbering="true" text:style-name="List_20_3">
        <text:list-item>
          <text:p text:style-name="P34">Das Interface collection</text:p>
        </text:list-item>
      </text:list>
      <text:p text:style-name="Text_20_body">Es faßt die wesentlichen Eigenschaften einer großen Menge unterschiedlicher Collections zusammen: </text:p>
      <text:p text:style-name="code">int size()</text:p>
      <text:p text:style-name="code">boolean isEmpty()</text:p>
      <text:p text:style-name="code">boolean contains(Object o)</text:p>
      <text:p text:style-name="code">Iterator iterator()</text:p>
      <text:p text:style-name="code">Object[] toArray()</text:p>
      <text:p text:style-name="code">Object[] toArray(Object[] a)</text:p>
      <text:p text:style-name="code">boolean add(Object o)</text:p>
      <text:p text:style-name="code">boolean remove(Object o)</text:p>
      <text:p text:style-name="code">boolean containsAll(Collection c)</text:p>
      <text:p text:style-name="code">boolean addAll(Collection c)</text:p>
      <text:p text:style-name="code">boolean removeAll(Collection c)</text:p>
      <text:p text:style-name="code">boolean retainAll(Collection c)</text:p>
      <text:p text:style-name="code">void clear()</text:p>
      <text:p text:style-name="code">boolean equals(Object o)</text:p>
      <text:p text:style-name="code">int hashCode()</text:p>
      <text:p text:style-name="code"/>
      <text:p text:style-name="Text_20_body"/>
      <text:p text:style-name="Text_20_body"/>
      <text:list xml:id="list109433171" text:continue-numbering="true" text:style-name="List_20_3">
        <text:list-item>
          <text:p text:style-name="P29">Das Interface Iterator</text:p>
        </text:list-item>
      </text:list>
      <text:p text:style-name="Text_20_body">Auf die Collections der Prä-1.2-JDKs konnte mit Hilfe des <text:bookmark text:name="ixa100940"/>Enumeration-Interfaces und seiner beiden Methoden hasMoreElements und nextElement zugegriffen werden. Da Objekte, die dem Durchlaufen von Collections dienen, überall in der Informatik als Iteratoren bezeichnet werden, wurde die Namensgebung des Interfaces und seiner Methoden vielfach kritisiert. Die Designer der Collections der Version 1.2 haben sich nun dem allgemeinen Sprachgebrauch angepaßt und das Interface zum Durchlaufen der Elemente einer Collection als <text:bookmark text:name="ixa100941"/>Iterator bezeichnet und mit folgenden Methoden ausgestattet: </text:p>
      <text:p text:style-name="Text_20_body"/>
      <text:p text:style-name="code">boolean hasNext()</text:p>
      <text:p text:style-name="code"/>
      <text:p text:style-name="code">Object next()</text:p>
      <text:p text:style-name="code"/>
      <text:p text:style-name="code">void remove()</text:p>
      <text:p text:style-name="code"/>
      <text:p text:style-name="Text_20_body"/>
      <text:list xml:id="list175601249" text:continue-numbering="true" text:style-name="List_20_3">
        <text:list-item>
          <text:p text:style-name="P29">DemoArrayList.java</text:p>
        </text:list-item>
      </text:list>
      <text:p text:style-name="P16"><text:span text:style-name="T17">import</text:span><text:span text:style-name="T19"> java.util.*;</text:span></text:p>
      <text:p text:style-name="P16"/>
      <text:p text:style-name="P16"><text:span text:style-name="T17">public</text:span><text:span text:style-name="T19"> </text:span><text:span text:style-name="T17">class</text:span><text:span text:style-name="T19"> DemoArrayList</text:span></text:p>
      <text:p text:style-name="P16">{</text:p>
      <text:p text:style-name="P16"><text:span text:style-name="T19"><text:s text:c="2"/></text:span><text:span text:style-name="T17">public</text:span><text:span text:style-name="T19"> </text:span><text:span text:style-name="T17">static</text:span><text:span text:style-name="T19"> </text:span><text:span text:style-name="T17">void</text:span><text:span text:style-name="T19"> main(String[] args)</text:span></text:p>
      <text:p text:style-name="P16"><text:s text:c="2"/>{</text:p>
      <text:p text:style-name="P16"><text:span text:style-name="T19"><text:s text:c="4"/></text:span><text:span text:style-name="T23">//</text:span><text:span text:style-name="T23">Füllen</text:span><text:span text:style-name="T23"> </text:span><text:span text:style-name="T23">der</text:span><text:span text:style-name="T23"> </text:span><text:span text:style-name="T23">Liste</text:span></text:p>
      <text:p text:style-name="P16"><text:span text:style-name="T19"><text:s text:c="4"/></text:span><text:span text:style-name="T19">ArrayList</text:span><text:span text:style-name="T19"> list = </text:span><text:span text:style-name="T17">new</text:span><text:span text:style-name="T19"> </text:span><text:span text:style-name="T19">ArrayList</text:span><text:span text:style-name="T19">();</text:span></text:p>
      <text:p text:style-name="P16"><text:span text:style-name="T19"><text:s text:c="4"/></text:span><text:span text:style-name="T17">for</text:span><text:span text:style-name="T19"> (</text:span><text:span text:style-name="T17">int</text:span><text:span text:style-name="T19"> i = 1; i &lt;= 20; ++i) {</text:span></text:p>
      <text:p text:style-name="P16"><text:span text:style-name="T19"><text:s text:c="6"/></text:span><text:span text:style-name="T19">list.add(</text:span><text:span text:style-name="T27">""</text:span><text:span text:style-name="T19"> + i)</text:span><text:span text:style-name="T19">;</text:span></text:p>
      <text:p text:style-name="P16"><text:s text:c="4"/>}</text:p>
      <text:p text:style-name="P16"/>
      <text:p text:style-name="P16"><text:span text:style-name="T19"><text:s text:c="4"/></text:span><text:span text:style-name="T23">//</text:span><text:span text:style-name="T23">Löschen</text:span><text:span text:style-name="T23"> </text:span><text:span text:style-name="T23">von</text:span><text:span text:style-name="T23"> </text:span><text:span text:style-name="T23">Elementen</text:span><text:span text:style-name="T23"> </text:span><text:span text:style-name="T23">über</text:span><text:span text:style-name="T23"> Iterator</text:span></text:p>
      <text:p text:style-name="P16"><text:soft-page-break/><text:s text:c="4"/>Iterator it = list.iterator();</text:p>
      <text:p text:style-name="P16"><text:span text:style-name="T19"><text:s text:c="4"/></text:span><text:span text:style-name="T17">while</text:span><text:span text:style-name="T19"> (it.hasNext()) {</text:span></text:p>
      <text:p text:style-name="P16"><text:s text:c="6"/>String s = (String) it.next();</text:p>
      <text:p text:style-name="P16"><text:span text:style-name="T19"><text:s text:c="6"/></text:span><text:span text:style-name="T17">if</text:span><text:span text:style-name="T19"> (s.startsWith(</text:span><text:span text:style-name="T27">"1"</text:span><text:span text:style-name="T19">)) {</text:span></text:p>
      <text:p text:style-name="P16"><text:s text:c="8"/>it.remove();</text:p>
      <text:p text:style-name="P16"><text:s text:c="6"/>}</text:p>
      <text:p text:style-name="P16"><text:s text:c="4"/>}</text:p>
      <text:p text:style-name="P16"/>
      <text:p text:style-name="P16"/>
      <text:p text:style-name="P16"><text:span text:style-name="T19"><text:s text:c="4"/></text:span><text:span text:style-name="T23">//</text:span><text:span text:style-name="T23">Ausgeben</text:span><text:span text:style-name="T23"> </text:span><text:span text:style-name="T23">der</text:span><text:span text:style-name="T23"> </text:span><text:span text:style-name="T23">verbleibenden</text:span><text:span text:style-name="T23"> </text:span><text:span text:style-name="T23">Elemente</text:span></text:p>
      <text:p text:style-name="P16"><text:s text:c="4"/>it = list.iterator();</text:p>
      <text:p text:style-name="P16"><text:span text:style-name="T19"><text:s text:c="4"/></text:span><text:span text:style-name="T17">while</text:span><text:span text:style-name="T19"> (it.hasNext()) {</text:span></text:p>
      <text:p text:style-name="P16"><text:span text:style-name="T19"><text:s text:c="6"/>System.</text:span><text:span text:style-name="T25">out</text:span><text:span text:style-name="T19">.println((String) it.next());</text:span></text:p>
      <text:p text:style-name="P16"><text:s text:c="4"/>}</text:p>
      <text:p text:style-name="P16"><text:s text:c="4"/></text:p>
      <text:p text:style-name="P16"><text:span text:style-name="T19"><text:s text:c="4"/>System.</text:span><text:span text:style-name="T25">out</text:span><text:span text:style-name="T19">.println(</text:span><text:span text:style-name="T27">"----------------"</text:span><text:span text:style-name="T19">);</text:span></text:p>
      <text:p text:style-name="P16"><text:s text:c="4"/></text:p>
      <text:p text:style-name="P16"><text:span text:style-name="T19"><text:s text:c="4"/></text:span><text:span text:style-name="T17">for</text:span><text:span text:style-name="T19"> (Object s : list)</text:span></text:p>
      <text:p text:style-name="P16"><text:span text:style-name="T19"><text:s text:c="4"/><text:tab/>System.</text:span><text:span text:style-name="T25">out</text:span><text:span text:style-name="T19">.println(s);</text:span></text:p>
      <text:p text:style-name="P16"/>
      <text:p text:style-name="P16"><text:s text:c="2"/>}</text:p>
      <text:p text:style-name="P16">}</text:p>
      <text:p text:style-name="P16"/>
      <text:p text:style-name="code"/>
      <text:p text:style-name="Text_20_body"/>
      <text:p text:style-name="Text_20_body"/>
      <text:p text:style-name="Text_20_body"/>
      <text:p text:style-name="Text_20_body"/>
      <text:list xml:id="list2013442696" text:continue-list="list1055123695" text:style-name="Outline">
        <text:list-item>
          <text:list>
            <text:list-item>
              <text:h text:style-name="Heading_20_2" text:outline-level="2">Sortierte Collection</text:h>
            </text:list-item>
          </text:list>
        </text:list-item>
      </text:list>
      <text:p text:style-name="Text_20_body"/>
      <text:list xml:id="list1209863977" text:continue-numbering="true" text:style-name="Outline">
        <text:list-item>
          <text:list>
            <text:list-item>
              <text:list>
                <text:list-item>
                  <text:h text:style-name="Heading_20_3" text:outline-level="3">Comparable und Comparator </text:h>
                </text:list-item>
              </text:list>
            </text:list-item>
          </text:list>
        </text:list-item>
      </text:list>
      <text:p text:style-name="Text_20_body">Die bisher vorgestellten Collections waren unsortiert, d.h. ihre Iteratoren haben die Elemente in keiner bestimmten Reihenfolge zurückgegeben. </text:p>
      <text:p text:style-name="Text_20_body">Im JDK gibt es nun auch die Möglichkeit, die Elemente eines <text:a xlink:type="simple" xlink:href="/C:/Dokumente%20und%20Einstellungen/ahofmann/Eigene%20Dateien/e/download/java/doku/www.javabuch.de-buch-aufgaben-loesungen-tests/hjp4html/index_s.html#ixb100706"><text:span text:style-name="Teletype"><text:span text:style-name="T3">Set</text:span></text:span></text:a> oder einer <text:a xlink:type="simple" xlink:href="/C:/Dokumente%20und%20Einstellungen/ahofmann/Eigene%20Dateien/e/download/java/doku/www.javabuch.de-buch-aufgaben-loesungen-tests/hjp4html/index_m.html#ixb100708"><text:span text:style-name="Teletype"><text:span text:style-name="T3">Map</text:span></text:span></text:a> zu sortieren. Dabei kann entweder die <text:bookmark text:name="ixa100988"/><text:span text:style-name="T2">natürliche Ordnung</text:span> der Elemente verwendet werden, oder die Elemente können mit Hilfe eines expliziten Vergleichsobjekts sortiert werden. </text:p>
      <text:p text:style-name="Text_20_body"/>
      <text:p text:style-name="Text_20_body">Bei der natürlichen Ordnung muss sichergestellt sein, dass alle Elemente der Collection eine <text:bookmark text:name="ixa100989"/><text:span text:style-name="luecke">compareTo</text:span>-Methode besitzen und je zwei beliebige Elemente miteinander verglichen werden können, ohne dass es zu einem Typfehler kommt. Dazu müssen die Elemente das Interface <text:bookmark text:name="ixa100990"/><text:span text:style-name="luecke">Comparable</text:span> aus dem Paket java.<text:span text:style-name="luecke">lang</text:span> implementieren: </text:p>
      <text:p text:style-name="Text_20_body"/>
      <text:p text:style-name="code">public int compareTo(Object o)<text:tab/><text:tab/><text:tab/><text:tab/>java.lang.Comparable</text:p>
      <text:p text:style-name="Text_20_body"><text:a xlink:type="simple" xlink:href="/C:/Dokumente%20und%20Einstellungen/ahofmann/Eigene%20Dateien/e/download/java/doku/www.javabuch.de-buch-aufgaben-loesungen-tests/hjp4html/index_c.html#ixb100443"><text:span text:style-name="Teletype"><text:span text:style-name="T3"/></text:span></text:a></text:p>
      <text:p text:style-name="Text_20_body">Comparable besitzt lediglich eine einzige Methode compareTo, die aufgerufen wird, um das aktuelle Element mit einem anderen zu vergleichen. </text:p>
      <text:list xml:id="list188684762" text:style-name="L2">
        <text:list-item>
          <text:p text:style-name="P36">compareTo muss einen Wert kleiner 0 zurückgeben, wenn das aktuelle Element vor dem <text:soft-page-break/>zu vergleichenden liegt. </text:p>
        </text:list-item>
        <text:list-item>
          <text:p text:style-name="P36">compareTo muss einen Wert größer 0 zurückgeben, wenn das aktuelle Element hinter dem zu vergleichenden liegt. </text:p>
        </text:list-item>
        <text:list-item>
          <text:p text:style-name="P36">compareTo muss 0 zurückgeben, wenn das aktuelle Element und das zu vergleichende gleich sind. </text:p>
        </text:list-item>
      </text:list>
      <text:p text:style-name="Text_20_body"/>
      <text:p text:style-name="Text_20_body"/>
      <text:p text:style-name="Text_20_body">Die zweite Möglichkeit, eine Menge von Elementen zu sortieren, besteht darin, an den Konstruktor der Collection-Klasse ein Objekt des Typs <text:bookmark text:name="ixa100991"/><text:span text:style-name="luecke">Comparator</text:span> zu übergeben. Comparator ist ein Interface, das lediglich eine einzige Methode <text:bookmark text:name="ixa100992"/><text:span text:style-name="luecke">compare</text:span> definiert: </text:p>
      <text:p text:style-name="Text_20_body"/>
      <text:p text:style-name="code"><text:span text:style-name="T15">public int compare(Object o1, Object o2)</text:span><text:tab/><text:tab/>java.util.Comparator</text:p>
      <text:p text:style-name="Text_20_body"/>
      <text:p text:style-name="Text_20_body">Das übergebene Comparator-Objekt übernimmt die Aufgabe einer »Vergleichsfunktion«, deren Methode compare immer dann aufgerufen wird, wenn bestimmt werden muss, in welcher Reihenfolge zwei beliebige Elemente zueinander stehen. </text:p>
      <text:p text:style-name="Text_20_body"/>
      <text:p text:style-name="Text_20_body"><text:bookmark text:name="sectlevel3id015007002"/></text:p>
      <text:list xml:id="list986989727" text:continue-list="list1209863977" text:style-name="Outline">
        <text:list-item>
          <text:list>
            <text:list-item>
              <text:list>
                <text:list-item>
                  <text:h text:style-name="Heading_20_3" text:outline-level="3">SortedSet und TreeSet </text:h>
                </text:list-item>
              </text:list>
            </text:list-item>
          </text:list>
        </text:list-item>
      </text:list>
      <text:p text:style-name="Text_20_body">Zur Realisierung von sortierten Mengen wurde aus Set das Interface <text:bookmark text:name="ixa100993"/><text:span text:style-name="T11">SortedSet</text:span> abgeleitet. Es erweitert das Basisinterface um einige interessante Methoden: </text:p>
      <text:p text:style-name="Text_20_body"/>
      <text:list xml:id="list350950345" text:continue-list="list175601249" text:style-name="List_20_3">
        <text:list-item>
          <text:p text:style-name="P30">Interface <text:bookmark text:name="ixa1009931"/>SortedSet</text:p>
        </text:list-item>
      </text:list>
      <text:p text:style-name="code">java.util.SortedSet</text:p>
      <text:p text:style-name="code">Object first()</text:p>
      <text:p text:style-name="code">Object last()</text:p>
      <text:p text:style-name="code"/>
      <text:p text:style-name="code">SortedSet headSet(Object toElement)</text:p>
      <text:p text:style-name="code">SortedSet subSet(Object fromElement, Object toElement)</text:p>
      <text:p text:style-name="P15">SortedSet tailSet(Object fromElement)<text:tab/></text:p>
      <text:p text:style-name="Text_20_body"/>
      <text:list xml:id="list610651837" text:continue-numbering="true" text:style-name="List_20_3">
        <text:list-item>
          <text:p text:style-name="P29">Die Klasse TreeSet</text:p>
        </text:list-item>
      </text:list>
      <text:p text:style-name="Text_20_body">Die einzige Klasse im JDK, die das Interface SortedSet implementiert, ist <text:bookmark text:name="ixa100999"/>TreeSet. </text:p>
      <text:p text:style-name="Text_20_body">Sie implementiert die sortierte Menge mit Hilfe der Klasse <text:bookmark text:name="ixa101000"/>TreeMap. Diese verwendet einen <text:bookmark text:name="ixa101001"/>Red-Black-Tree als Datenstruktur, also einen Baum, der durch eine imaginäre Rot-Schwarz-Färbung seiner Knoten und spezielle Einfüge- und Löschfunktionen davor geschützt wird, im Extremfall zu einer linearen Liste zu entarten. Alle Basisoperationen können in logarithmischer Zeit bezüglich der Anzahl der Elemente des Baums ausgeführt werden und sind damit auch bei großen Elementzahlen recht schnell. </text:p>
      <text:p text:style-name="Text_20_body"/>
      <text:p text:style-name="Text_20_body">Für uns interessanter ist die Fähigkeit, einen sortierten Iterator zu erzeugen. Wir wollen uns dazu ein Beispiel ansehen. Das folgende Programm erzeugt eine sortierte Menge und fügt einige Strings unsortiert ein. Anschließend werden die Strings mit Hilfe eines Iterators ausgegeben: </text:p>
      <text:p text:style-name="Text_20_body"/>
      <text:list xml:id="list1726857177" text:continue-numbering="true" text:style-name="List_20_3">
        <text:list-item>
          <text:p text:style-name="P29"><text:bookmark text:name="treesetsortieren"/><text:soft-page-break/>DemoTreeSet.java</text:p>
        </text:list-item>
      </text:list>
      <text:p text:style-name="code"><text:span text:style-name="T7">import</text:span> java.util.*;</text:p>
      <text:p text:style-name="code"/>
      <text:p text:style-name="code"><text:span text:style-name="T7">public</text:span> <text:span text:style-name="T7">class</text:span> DemoTreeSet</text:p>
      <text:p text:style-name="code">{</text:p>
      <text:p text:style-name="code"><text:s text:c="2"/><text:span text:style-name="T7">public</text:span> <text:span text:style-name="T7">static</text:span> <text:span text:style-name="T8">void</text:span> main(String[] args)</text:p>
      <text:p text:style-name="code"><text:s text:c="2"/>{</text:p>
      <text:p text:style-name="code"><text:s text:c="4"/><text:span text:style-name="T6">//Konstruieren des Sets</text:span></text:p>
      <text:p text:style-name="code"><text:s text:c="4"/>TreeSet s = <text:span text:style-name="T7">new</text:span> TreeSet();</text:p>
      <text:p text:style-name="code"><text:s text:c="4"/>s.add(<text:span text:style-name="T9">"Kiwi"</text:span>);</text:p>
      <text:p text:style-name="code"><text:s text:c="4"/>s.add(<text:span text:style-name="T9">"Kirsche"</text:span>);</text:p>
      <text:p text:style-name="code"><text:s text:c="4"/>s.add(<text:span text:style-name="T9">"Ananas"</text:span>);</text:p>
      <text:p text:style-name="code"><text:s text:c="4"/>s.add(<text:span text:style-name="T9">"Zitrone"</text:span>);</text:p>
      <text:p text:style-name="code"><text:s text:c="4"/>s.add(<text:span text:style-name="T9">"Grapefruit"</text:span>);</text:p>
      <text:p text:style-name="code"><text:s text:c="4"/>s.add(<text:span text:style-name="T9">"Banane"</text:span>);</text:p>
      <text:p text:style-name="code"/>
      <text:p text:style-name="code"><text:s text:c="4"/><text:span text:style-name="T6">//Sortierte Ausgabe</text:span></text:p>
      <text:p text:style-name="code"><text:s text:c="4"/>Iterator it = s.iterator();</text:p>
      <text:p text:style-name="code"><text:s text:c="4"/><text:span text:style-name="T7">while</text:span> (it.hasNext()) {</text:p>
      <text:p text:style-name="code"><text:s text:c="6"/>System.out.println((String)it.next());</text:p>
      <text:p text:style-name="code"><text:s text:c="4"/>}</text:p>
      <text:p text:style-name="code"/>
      <text:p text:style-name="code"/>
      <text:p text:style-name="code"><text:s text:c="2"/>}</text:p>
      <text:p text:style-name="code">}</text:p>
      <text:p text:style-name="Text_20_body">Die Ausgabe des Programms ist: </text:p>
      <text:p text:style-name="P6">Ananas</text:p>
      <text:p text:style-name="P6">Banane</text:p>
      <text:p text:style-name="P6">Grapefruit</text:p>
      <text:p text:style-name="P6">Kirsche</text:p>
      <text:p text:style-name="P6">Kiwi</text:p>
      <text:p text:style-name="P8">Zitrone</text:p>
      <text:p text:style-name="Text_20_body">Der Iterator hat die Elemente also in alphabetischer Reihenfolge ausgegeben. Der Grund dafür ist, dass die Klasse String seit dem JDK 1.2 das Comparable-Interface implementiert und eine Methode compareTo zur Verfügung stellt, mit der die Zeichenketten in lexikographischer Ordnung angeordnet werden. </text:p>
      <text:p text:style-name="Text_20_body"/>
      <text:p text:style-name="Text_20_body">Sollen die Elemente unserer Menge dagegen rückwärts sortiert werden, ist die vorhandene compareTo-Methode dazu nicht geeignet. Statt dessen wird nun einfach ein Comparator-Objekt an den Konstruktor übergeben, dessen compare-Methode so implementiert wurde, daß zwei zu vergleichende Strings genau dann als aufsteigend beurteilt werden, wenn sie gemäß ihrer lexikographischen Ordnung absteigend sind. Das folgende Listing zeigt dies am Beispiel der Klasse ReverseStringComparator: </text:p>
      <text:p text:style-name="Text_20_body"/>
      <text:list xml:id="list1372866365" text:continue-numbering="true" text:style-name="List_20_3">
        <text:list-item>
          <text:p text:style-name="P29">DemoTreeSortComparator.java</text:p>
        </text:list-item>
      </text:list>
      <text:p text:style-name="code"><text:span text:style-name="T17">import</text:span><text:span text:style-name="T19"> java.util.*;</text:span></text:p>
      <text:p text:style-name="code"/>
      <text:p text:style-name="code"><text:span text:style-name="T17">pub</text:span><text:span text:style-name="T18">lic</text:span><text:span text:style-name="T20"> </text:span><text:span text:style-name="T18">class</text:span><text:span text:style-name="T20"> DemoTreeSetComparator</text:span></text:p>
      <text:p text:style-name="P16">{</text:p>
      <text:p text:style-name="P16"><text:span text:style-name="T19"><text:s text:c="2"/></text:span><text:span text:style-name="T17">public</text:span><text:span text:style-name="T19"> </text:span><text:span text:style-name="T17">static</text:span><text:span text:style-name="T19"> </text:span><text:span text:style-name="T17">void</text:span><text:span text:style-name="T19"> main(String[] args)</text:span></text:p>
      <text:p text:style-name="P16"><text:s text:c="2"/>{</text:p>
      <text:p text:style-name="P16"><text:span text:style-name="T19"><text:s text:c="4"/></text:span><text:span text:style-name="T23">//</text:span><text:span text:style-name="T23">Konstruieren</text:span><text:span text:style-name="T23"> </text:span><text:span text:style-name="T23">des</text:span><text:span text:style-name="T23"> Sets</text:span></text:p>
      <text:p text:style-name="P16"><text:span text:style-name="T19"><text:s text:c="4"/></text:span><text:span text:style-name="T19">TreeSet</text:span><text:span text:style-name="T19"> s = </text:span><text:span text:style-name="T17">new</text:span><text:span text:style-name="T19"> TreeSet(</text:span><text:span text:style-name="T17">new</text:span><text:span text:style-name="T19"> ReverseStringComparator())</text:span><text:span text:style-name="T19">;</text:span></text:p>
      <text:p text:style-name="P16"><text:soft-page-break/><text:span text:style-name="T19"><text:s text:c="4"/></text:span><text:span text:style-name="T19">s.add(</text:span><text:span text:style-name="T27">"Kiwi"</text:span><text:span text:style-name="T19">)</text:span><text:span text:style-name="T19">;</text:span></text:p>
      <text:p text:style-name="P16"><text:span text:style-name="T19"><text:s text:c="4"/></text:span><text:span text:style-name="T19">s.add(</text:span><text:span text:style-name="T27">"Kirsche"</text:span><text:span text:style-name="T19">)</text:span><text:span text:style-name="T19">;</text:span></text:p>
      <text:p text:style-name="P16"><text:span text:style-name="T19"><text:s text:c="4"/></text:span><text:span text:style-name="T19">s.add(</text:span><text:span text:style-name="T27">"Ananas"</text:span><text:span text:style-name="T19">)</text:span><text:span text:style-name="T19">;</text:span></text:p>
      <text:p text:style-name="P16"><text:span text:style-name="T19"><text:s text:c="4"/></text:span><text:span text:style-name="T19">s.add(</text:span><text:span text:style-name="T27">"Zitrone"</text:span><text:span text:style-name="T19">)</text:span><text:span text:style-name="T19">;</text:span></text:p>
      <text:p text:style-name="P16"><text:span text:style-name="T19"><text:s text:c="4"/></text:span><text:span text:style-name="T19">s.add(</text:span><text:span text:style-name="T27">"Grapefruit"</text:span><text:span text:style-name="T19">)</text:span><text:span text:style-name="T19">;</text:span></text:p>
      <text:p text:style-name="P16"><text:span text:style-name="T19"><text:s text:c="4"/></text:span><text:span text:style-name="T19">s.add(</text:span><text:span text:style-name="T27">"Banane"</text:span><text:span text:style-name="T19">)</text:span><text:span text:style-name="T19">;</text:span></text:p>
      <text:p text:style-name="P16"/>
      <text:p text:style-name="P16"><text:span text:style-name="T19"><text:s text:c="4"/></text:span><text:span text:style-name="T23">//</text:span><text:span text:style-name="T23">Rückwärts</text:span><text:span text:style-name="T23"> </text:span><text:span text:style-name="T23">sortierte</text:span><text:span text:style-name="T23"> </text:span><text:span text:style-name="T23">Ausgabe</text:span></text:p>
      <text:p text:style-name="P16"><text:s text:c="4"/>Iterator it = s.iterator();</text:p>
      <text:p text:style-name="P16"><text:span text:style-name="T19"><text:s text:c="4"/></text:span><text:span text:style-name="T17">while</text:span><text:span text:style-name="T19"> (it.hasNext()) {</text:span></text:p>
      <text:p text:style-name="P16"><text:span text:style-name="T19"><text:s text:c="6"/>System.</text:span><text:span text:style-name="T25">out</text:span><text:span text:style-name="T19">.println((String)it.next());</text:span></text:p>
      <text:p text:style-name="P16"><text:s text:c="4"/>}</text:p>
      <text:p text:style-name="P16"><text:s text:c="4"/></text:p>
      <text:p text:style-name="P16"><text:span text:style-name="T19"><text:s text:c="4"/>System.</text:span><text:span text:style-name="T25">out</text:span><text:span text:style-name="T19">.println(</text:span><text:span text:style-name="T27">"-------------"</text:span><text:span text:style-name="T19">);</text:span></text:p>
      <text:p text:style-name="P16"><text:span text:style-name="T19"><text:s text:c="4"/></text:span><text:span text:style-name="T23">// </text:span><text:span text:style-name="T23">auch</text:span><text:span text:style-name="T23"> </text:span><text:span text:style-name="T23">folg</text:span><text:span text:style-name="T23">. </text:span><text:span text:style-name="T23">funktioniert</text:span></text:p>
      <text:p text:style-name="P16"><text:span text:style-name="T19"><text:s text:c="4"/></text:span><text:span text:style-name="T17">for</text:span><text:span text:style-name="T19"> (Object i : s){</text:span></text:p>
      <text:p text:style-name="P16"><text:span text:style-name="T19"><text:s text:c="4"/><text:tab/>System.</text:span><text:span text:style-name="T25">out</text:span><text:span text:style-name="T19">.println(i);</text:span></text:p>
      <text:p text:style-name="P16"><text:s text:c="4"/>}</text:p>
      <text:p text:style-name="P16"><text:s text:c="2"/>}</text:p>
      <text:p text:style-name="P16">}</text:p>
      <text:p text:style-name="P16"/>
      <text:p text:style-name="P16"/>
      <text:p text:style-name="P16"/>
      <text:p text:style-name="P16"><text:span text:style-name="T17">class</text:span><text:span text:style-name="T19"> ReverseStringComparator </text:span><text:span text:style-name="T17">implements</text:span><text:span text:style-name="T19"> </text:span><text:span text:style-name="T19">Comparator</text:span></text:p>
      <text:p text:style-name="P16">{</text:p>
      <text:p text:style-name="P16"><text:span text:style-name="T19"><text:s text:c="2"/></text:span><text:span text:style-name="T17">public</text:span><text:span text:style-name="T19"> </text:span><text:span text:style-name="T17">int</text:span><text:span text:style-name="T19"> compare(Object o1, Object o2)</text:span></text:p>
      <text:p text:style-name="P16"><text:s text:c="2"/>{</text:p>
      <text:p text:style-name="P16"><text:span text:style-name="T19"><text:s text:c="4"/></text:span><text:span text:style-name="T17">return</text:span><text:span text:style-name="T19"> ((String)o2).compareTo((String)o1);</text:span></text:p>
      <text:p text:style-name="P16"><text:s text:c="2"/>}</text:p>
      <text:p text:style-name="P16">}</text:p>
      <text:p text:style-name="P16"/>
      <text:p text:style-name="P2">Rückwärts sortieren mit einem Comparator</text:p>
      <text:p text:style-name="Text_20_body">Das Programm gibt nun die Elemente in umgekehrter Reihenfolge aus: </text:p>
      <text:p text:style-name="P6">Zitrone</text:p>
      <text:p text:style-name="P6">Kiwi</text:p>
      <text:p text:style-name="P6">Kirsche</text:p>
      <text:p text:style-name="P6">Grapefruit</text:p>
      <text:p text:style-name="P6">Banane</text:p>
      <text:p text:style-name="P8">Ananas</text:p>
      <text:p text:style-name="P8"/>
      <text:p text:style-name="Standard">Mit Hilfe eines Comparators kann eine beliebige Sortierung der Elemente eines SortedSet erreicht werden. Wird ein Comparator an den Konstruktor übergeben, so wird die compareTo-Methode überhaupt nicht mehr verwendet, sondern die Sortierung erfolgt ausschließlich mit Hilfe der Methode compare des Comparator-Objekts. So können beispielsweise auch Elemente in einem SortedSet gespeichert werden, die das Comparable-Interface nicht implementieren.</text:p>
      <text:p text:style-name="Standard"/>
      <text:p text:style-name="Standard"/>
      <text:p text:style-name="aufgabe_5f_überschrift">Aufgabe: CkontoCBankTreeSort</text:p>
      <text:p text:style-name="aufgabe">Die Bank enthält Konten. Dabei soll als Speicher die TreeSort-Klasse verwendet werden. Als Sortierregel gilt der Name des Kontoinhabers. Innerhalb dieser soll der Betrag aufsteigend als Sortierregel gelten.</text:p>
      <text:p text:style-name="aufgabe"/>
      <text:p text:style-name="Standard"/>
      <text:p text:style-name="Standard"><text:soft-page-break/></text:p>
      <text:p text:style-name="Standard"/>
      <text:list xml:id="list378991271" text:continue-list="list986989727" text:style-name="Outline">
        <text:list-item>
          <text:list>
            <text:list-item>
              <text:h text:style-name="Heading_20_2" text:outline-level="2">WH: Spezielle Objekte: Strings, Arrays, Objekte kopieren</text:h>
              <text:list>
                <text:list-item>
                  <text:h text:style-name="Heading_20_3" text:outline-level="3">String</text:h>
                </text:list-item>
              </text:list>
            </text:list-item>
          </text:list>
        </text:list-item>
      </text:list>
      <text:p text:style-name="P3">Die Klasse java.lang.String repräsentiert eine Zeichenkette. Strings sind Konstanten die nur über den Konstruktor initialisiert werden können. Mögliche Initialisierungen sind:</text:p>
      <text:p text:style-name="Text_20_body"><text:span text:style-name="Source_20_Text"><text:span text:style-name="T12">String str = "abc"; </text:span></text:span></text:p>
      <text:p text:style-name="Text_20_body"><text:span text:style-name="Source_20_Text"><text:span text:style-name="T12">String str = new String("abc");</text:span></text:span></text:p>
      <text:p text:style-name="Text_20_body"><text:span text:style-name="Source_20_Text"><text:span text:style-name="T12">char data[] = {'a', 'b', 'c'};<text:line-break/>String str = new String(data);</text:span></text:span></text:p>
      <text:p text:style-name="P3">Strings können über den Operator '+' konkatiniert werden. </text:p>
      <text:p text:style-name="Text_20_body"><text:span text:style-name="Source_20_Text"><text:span text:style-name="T12">String str1 = "abc";<text:line-break/>String str2 = "def";<text:line-break/>str1 = str1 + str2;<text:line-break/>System.out.println("Alphabet: " + str1);</text:span></text:span></text:p>
      <text:p text:style-name="P3">Die String Klasse definiert auch eine Reihe von Manipulationsfunktionen wie ersetzen von Zeichen, extrahieren von Substrings, Zeichenvergleich, etc. Hier ein Beispiel:</text:p>
      <text:p text:style-name="Text_20_body"><text:span text:style-name="Source_20_Text"><text:span text:style-name="T12">String str1 = "abc";<text:line-break/>str1 = str1.replace('a', 'b'); // a new instance of String is returned<text:line-break/>str1 = str1.replace('c', 'b'); // a new instance of String is returned</text:span></text:span></text:p>
      <text:p text:style-name="P3">ändert str1 zu "bbb".</text:p>
      <text:p text:style-name="Standard"><text:span text:style-name="T13">Detaillierte Informationen zur Klasse </text:span><text:span text:style-name="Source_20_Text"><text:span text:style-name="T12">java.lang.String</text:span></text:span> <text:span text:style-name="T13">sind auch in der JDK Dokumentation </text:span><text:span text:style-name="T13">zu finden (javadoc).</text:span></text:p>
      <text:p text:style-name="Standard"><text:span text:style-name="T13">Da Strings Konstanten sind, werden bei sämtlichen Manipulationen </text:span><text:span text:style-name="T14">neue </text:span><text:span text:style-name="T13">Instanzen von Strings angelegt. Bei häufigen String-Manipulationen ist die Verwendung der Klasse java.lang.StringBuffer performanter.</text:span></text:p>
      <text:p text:style-name="P1"/>
      <text:list xml:id="list1595576426" text:continue-numbering="true" text:style-name="Outline">
        <text:list-item>
          <text:list>
            <text:list-item>
              <text:list>
                <text:list-item>
                  <text:h text:style-name="Heading_20_3" text:outline-level="3">Arrays</text:h>
                </text:list-item>
              </text:list>
            </text:list-item>
          </text:list>
        </text:list-item>
      </text:list>
      <text:p text:style-name="P3">Arrays werden in Java folgendermassen deklariert:</text:p>
      <text:p text:style-name="Text_20_body"><text:span text:style-name="Source_20_Text">int []intArray = new int[100]; // legt ein int-Array mit 100 Elementen an<text:line-break/>Object []objectArray = new Object[2];</text:span></text:p>
      <text:p text:style-name="P3">Mehrdimensionale Arrays werden in Java als Arrays von Arrays abgebildet:</text:p>
      <text:p text:style-name="Text_20_body"><text:span text:style-name="Source_20_Text">int [][]int2d = new int[3][3]; // ein 2-dimensionales Array (2x3)<text:line-break/>int [][]int2d = new int[2][]; </text:span></text:p>
      <text:p text:style-name="Text_20_body"><text:span text:style-name="T13">Zur Arraymanipulation bieten die beiden Klassen </text:span><text:span text:style-name="Source_20_Text">java.lang.System</text:span> <text:span text:style-name="T13">und</text:span><text:span text:style-name="Source_20_Text"> java.util.Arrays</text:span> <text:span text:style-name="T13">Methoden an.</text:span></text:p>
      <text:p text:style-name="P3"/>
      <text:list xml:id="list402989777" text:continue-numbering="true" text:style-name="Outline">
        <text:list-item>
          <text:list>
            <text:list-item>
              <text:list>
                <text:list-item>
                  <text:h text:style-name="Heading_20_3" text:outline-level="3">Kopieren von Objekten</text:h>
                </text:list-item>
              </text:list>
            </text:list-item>
          </text:list>
        </text:list-item>
      </text:list>
      <text:p text:style-name="Text_20_body"><text:span text:style-name="T13">In der root Klasse </text:span><text:span text:style-name="Source_20_Text">java.lang.Object</text:span> <text:span text:style-name="T13">wird die Methode </text:span><text:span text:style-name="Source_20_Text">clone() </text:span><text:span text:style-name="T13">zur Verfügung gestellt. Diese Methode ist abstrakt und muss von Subklassen, welche Kopien von sich selbst erstellen können, überschrieben werden.<text:line-break/>Kopien koenne dabei entweder als flache oder tiefe Kopien angelegt werden, je nach </text:span><text:soft-page-break/><text:span text:style-name="T13">Anforderung des implementierenden Objektes. Auf jeden Fall muss jedoch eine neue Instanz des Objektes erstellt werden.<text:line-break/>Zum Kopieren von Arrays gibt es in der Klasse</text:span><text:span text:style-name="Source_20_Text">java.lang.System</text:span> <text:span text:style-name="T13">eine Methode </text:span><text:span text:style-name="Source_20_Text">static void </text:span><text:span text:style-name="Source_20_Text">arraycopy(Object src, int src_position, Object dst, int dst_position, int length)</text:span><text:span text:style-name="T13">.</text:span></text:p>
      <text:p text:style-name="P3"/>
      <text:p text:style-name="Standard"/>
      <text:list xml:id="list1211541132" text:continue-numbering="true" text:style-name="Outline">
        <text:list-item>
          <text:list>
            <text:list-item>
              <text:h text:style-name="Heading_20_2" text:outline-level="2">Aufgaben<text:span text:style-name="T13"> </text:span></text:h>
            </text:list-item>
          </text:list>
        </text:list-item>
      </text:list>
      <text:p text:style-name="aufgabe_5f_überschrift">Aufgabe: TicTacToe</text:p>
      <text:p text:style-name="aufgabe"><text:span text:style-name="T13">Implementieren Sie das Spiel TicTacToe. Verwenden Sie dazu das nachfolgende </text:span>Interface<text:span text:style-name="T13">:</text:span></text:p>
      <text:p text:style-name="aufgabe"><text:span text:style-name="Source_20_Text">public interface TicTacToe {</text:span></text:p>
      <text:p text:style-name="aufgabe"><text:span text:style-name="Source_20_Text">/**<text:line-break/>* Sets the symbol of the player at the specified position.<text:line-break/>* Every time a player sets its symbol the method has to check <text:line-break/>* if he has won the game. The method returns the status of the game:<text:line-break/>* 1 : player one has won<text:line-break/>* 2 : player two has won<text:line-break/></text:span><text:span text:style-name="Source_20_Text">* 0 : no winner yet, the game continues<text:line-break/>* -1: the game ends with no winner (i.e. all positions in the matrix are filled)<text:line-break/>*/ <text:line-break/>public int play(int row, int column);<text:line-break/><text:line-break/></text:span><text:span text:style-name="Source_20_Text">/**<text:line-break/>* Saves the game to a "savegame" slot.<text:line-break/>*/ <text:line-break/>public void save(int savegame);</text:span></text:p>
      <text:p text:style-name="aufgabe"><text:span text:style-name="Source_20_Text">/**<text:line-break/>* Restores the game.<text:line-break/>*/<text:line-break/>public void restore(int savegame);<text:line-break/><text:line-break/>/**<text:line-break/>* Prints the matrix.<text:line-break/>* The parameter indicates the number of the "savegame" to print, 0 meaning the </text:span><text:span text:style-name="Source_20_Text">current game.<text:line-break/>*/<text:line-break/>public void print(int savegame);</text:span></text:p>
      <text:p text:style-name="aufgabe"><text:span text:style-name="Source_20_Text">} </text:span></text:p>
      <text:p text:style-name="P9"/>
      <text:p text:style-name="aufgabe"><text:span text:style-name="T13">Die Grösse eines TicTacToe-Feldes beträgt 3x3 Felder. Sollte eine Spieler es schaffen, 3 seiner Symbole in eine Reihe (waagrecht, senkrecht oder diagonal) zu bringen, so hat er gewonnen.<text:line-break/>Die beiden Methoden save und restore dienen zur Sicherung des aktuellen Spielstandes. Legen Sie dazu ein weiteres Array in derselben Grösse wie der des Spielfeldes an und kopieren Sie den Inhalt in dieses neue Array (sie können auch die Methode </text:span><text:span text:style-name="Source_20_Text">clone() </text:span><text:span text:style-name="T13">des Array-Objektes benutzen). Zum Kopieren des Inhaltes benutzen Sie die Methode </text:span><text:span text:style-name="Source_20_Text">arraycopy</text:span> <text:span text:style-name="T13">der Klasses </text:span><text:span text:style-name="Source_20_Text">java.lang.System</text:span>.<text:line-break/></text:p>
      <text:p text:style-name="aufgabe">Optional:</text:p>
      <text:p text:style-name="aufgabe">Versuchen Sie, die Größe und eventuell die Anzahl der zum Sieg notwendigen Symbole parametrisierbar zu machen.</text:p>
      <text:p text:style-name="aufgabe"><text:span text:style-name="Citation"><text:span text:style-name="T1"/></text:span></text:p>
      <text:p text:style-name="Standard"><text:span text:style-name="Citation"><text:span text:style-name="T1"/></text:span></text:p>
      <text:p text:style-name="Standard"><text:soft-page-break/><text:span text:style-name="Citation"><text:span text:style-name="T1"/></text:span></text:p>
      <text:p text:style-name="Standard"><text:span text:style-name="Citation"><text:span text:style-name="T1"/></text:span></text:p>
      <text:list xml:id="list1257646401" text:continue-numbering="true" text:style-name="Outline">
        <text:list-item>
          <text:list>
            <text:list-item>
              <text:h text:style-name="Heading_20_2" text:outline-level="2"><text:span text:style-name="Citation"><text:span text:style-name="T1">Fragen</text:span></text:span></text:h>
            </text:list-item>
          </text:list>
        </text:list-item>
      </text:list>
      <text:list xml:id="list907305917" text:continue-list="list1372866365" text:style-name="List_20_3">
        <text:list-item>
          <text:p text:style-name="P28"><text:span text:style-name="Citation"><text:span text:style-name="T1">Erstellen Sie die Klasse</text:span></text:span></text:p>
          <text:list>
            <text:list-item>
              <text:p text:style-name="P28">Stack</text:p>
            </text:list-item>
            <text:list-item>
              <text:p text:style-name="P28">Queue</text:p>
            </text:list-item>
            <text:list-item>
              <text:p text:style-name="P28">CGI</text:p>
            </text:list-item>
            <text:list-item>
              <text:p text:style-name="P28">Passwd</text:p>
            </text:list-item>
            <text:list-item>
              <text:p text:style-name="P28">Date</text:p>
            </text:list-item>
            <text:list-item>
              <text:p text:style-name="P28">Bruch, </text:p>
            </text:list-item>
            <text:list-item>
              <text:p text:style-name="P28">Komplex</text:p>
            </text:list-item>
          </text:list>
        </text:list-item>
        <text:list-item>
          <text:p text:style-name="P31">Gegeben ist folgende Beschreibung. Erstelle dazu ein Klassendiagramm (Klassenname, Attribute, Methoden, Vererbung, Aggregation)</text:p>
          <text:list>
            <text:list-item>
              <text:p text:style-name="P31">PacMan, Tetris, Ssnake, …</text:p>
            </text:list-item>
            <text:list-item>
              <text:p text:style-name="P31">Arbeitskalender (Termine, Personen,Aufgaben,Projekte, …)</text:p>
            </text:list-item>
            <text:list-item>
              <text:p text:style-name="P31">Zutrittskontrollsystem für HTL</text:p>
            </text:list-item>
          </text:list>
        </text:list-item>
        <text:list-item>
          <text:p text:style-name="P31">Was ist zu tun, um das Array Cperson[] zu sortieren?</text:p>
        </text:list-item>
        <text:list-item>
          <text:p text:style-name="P31">Annahme: Cbank hat ein Array um alle Ckonten-Objekte zu verwalten.</text:p>
          <text:list>
            <text:list-item>
              <text:p text:style-name="P31">Welche Methode erscheint dir warum sinnvoller?<text:line-break/>delKonto(CKonto o); <text:s text:c="3"/>oder <text:s text:c="2"/>delKonto("Max Mustermann");</text:p>
            </text:list-item>
            <text:list-item>
              <text:p text:style-name="P31">Programmiere die Methode delKonto aus.</text:p>
            </text:list-item>
          </text:list>
        </text:list-item>
        <text:list-item>
          <text:p text:style-name="P31">Gruppiere folgende Begriffe in einzelne Gruppen. <text:line-break/>Gib deinen gewählten Gruppen eine aussagekräftige Überschrift<text:line-break/>Erkläre dann pro Gruppe die einzelnen Begriffe:<text:line-break/>Bsp:<text:line-break/>Gruppe1: ?????????<text:line-break/>Begriff1: ??????????<text:line-break/>Begriff2: ??????????<text:line-break/>….</text:p>
          <text:p text:style-name="P31">Polymorphismus, Late Binding, Instanz, super, Interface, Instanz, Klasse, this, Anstrakte Klasse, Oberklasse, Vererbung, Unterklasse, Konstruktor, Aggregation, Get/Setter-Methoden, Attribute, Eigenschaften, Verhalten</text:p>
        </text:list-item>
        <text:list-item>
          <text:p text:style-name="P31">Elemente eines UML Klassendiagrammes</text:p>
        </text:list-item>
      </text:list>
      <text:p text:style-name="Text_20_body"><text:span text:style-name="Citation"><text:span text:style-name="T1"/></text:span></text:p>
      <text:p text:style-name="Text_20_body"><text:span text:style-name="Citation"><text:span text:style-name="T1"/></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Courier, mono"/>
    <style:font-face style:name="OpenSymbol" svg:font-family="OpenSymbol"/>
    <style:font-face style:name="StarSymbol" svg:font-family="StarSymbol"/>
    <style:font-face style:name="Tahoma1" svg:font-family="Tahoma"/>
    <style:font-face style:name="Verdana" svg:font-family="Verdana"/>
    <style:font-face style:name="Verdana4" svg:font-family="Verdana, Arial, Helvetica, 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0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text-properties style:font-name="Verdana1" fo:font-size="10pt" fo:font-weight="bold" style:font-name-asian="DejaVuSans" style:font-size-asian="12pt" style:font-weight-asian="bold" style:font-name-complex="Tahoma"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Teletype" style:family="text">
      <style:text-properties style:font-name="Courier New2" style:font-name-asian="Courier New2" style:font-name-complex="Courier New2"/>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2"/>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2"/>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2"/>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2"/>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2"/>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2"/>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2"/>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java-OOP2: interface, sortieren, collection<text:tab/>Arbeitsunterlage</text:p>
      </style:header>
      <style:footer>
        <text:p text:style-name="Footer">Informatik<text:tab/><text:tab/><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Hofmann Anton</meta:initial-creator>
    <meta:creation-date>2008-02-22T08:36:40</meta:creation-date>
    <dc:date>2011-06-17T10:35:00</dc:date>
    <meta:editing-cycles>59</meta:editing-cycles>
    <meta:editing-duration>PT73H08M23S</meta:editing-duration>
    <dc:creator>Anton Hofmann</dc:creator>
    <meta:document-statistic meta:table-count="0" meta:image-count="0" meta:object-count="0" meta:page-count="25" meta:paragraph-count="796" meta:word-count="4600" meta:character-count="35021"/>
    <meta:user-defined meta:name="Info 1"/>
    <meta:user-defined meta:name="Info 2"/>
    <meta:user-defined meta:name="Info 3"/>
    <meta:user-defined meta:name="Info 4"/>
    <meta:template xlink:type="simple" xlink:actuate="onRequest" xlink:title="arbeitsunterlage" xlink:href="../../../arbeitsunterlage.ott" meta:date="2008-02-22T08:36:39"/>
  </office:meta>
</office:document-meta>
</file>